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1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66667" calcext:value-type="float">
            <text:p>0.66667</text:p>
          </table:table-cell>
        </table:table-row>
        <table:table-row table:style-name="ro1">
          <table:table-cell office:value-type="float" office:value="0.82067" calcext:value-type="float">
            <text:p>0.82067</text:p>
          </table:table-cell>
          <table:table-cell office:value-type="float" office:value="0.81011" calcext:value-type="float">
            <text:p>0.81011</text:p>
          </table:table-cell>
          <table:table-cell office:value-type="float" office:value="0.73992" calcext:value-type="float">
            <text:p>0.73992</text:p>
          </table:table-cell>
          <table:table-cell office:value-type="float" office:value="0.45191" calcext:value-type="float">
            <text:p>0.45191</text:p>
          </table:table-cell>
          <table:table-cell office:value-type="float" office:value="0.98686" calcext:value-type="float">
            <text:p>0.98686</text:p>
          </table:table-cell>
          <table:table-cell office:value-type="float" office:value="0.97161" calcext:value-type="float">
            <text:p>0.97161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49793" calcext:value-type="float">
            <text:p>0.49793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6" calcext:value-type="float">
            <text:p>0.97236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0.82106" calcext:value-type="float">
            <text:p>0.82106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98765" calcext:value-type="float">
            <text:p>0.98765</text:p>
          </table:table-cell>
          <table:table-cell office:value-type="float" office:value="0.97237" calcext:value-type="float">
            <text:p>0.97237</text:p>
          </table:table-cell>
          <table:table-cell office:value-type="float" office:value="0.87281" calcext:value-type="float">
            <text:p>0.87281</text:p>
          </table:table-cell>
          <table:table-cell office:value-type="float" office:value="0.49751" calcext:value-type="float">
            <text:p>0.49751</text:p>
          </table:table-cell>
        </table:table-row>
      </table:table>
      <table:table table:name="G2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57254" calcext:value-type="float">
            <text:p>0.57254</text:p>
          </table:table-cell>
        </table:table-row>
        <table:table-row table:style-name="ro1">
          <table:table-cell office:value-type="float" office:value="0.65754" calcext:value-type="float">
            <text:p>0.65754</text:p>
          </table:table-cell>
          <table:table-cell office:value-type="float" office:value="0.65584" calcext:value-type="float">
            <text:p>0.65584</text:p>
          </table:table-cell>
          <table:table-cell office:value-type="float" office:value="0.61844" calcext:value-type="float">
            <text:p>0.61844</text:p>
          </table:table-cell>
          <table:table-cell office:value-type="float" office:value="0.40962" calcext:value-type="float">
            <text:p>0.40962</text:p>
          </table:table-cell>
          <table:table-cell office:value-type="float" office:value="0.82761" calcext:value-type="float">
            <text:p>0.82761</text:p>
          </table:table-cell>
          <table:table-cell office:value-type="float" office:value="0.81872" calcext:value-type="float">
            <text:p>0.81872</text:p>
          </table:table-cell>
          <table:table-cell office:value-type="float" office:value="0.74993" calcext:value-type="float">
            <text:p>0.74993</text:p>
          </table:table-cell>
          <table:table-cell office:value-type="float" office:value="0.45638" calcext:value-type="float">
            <text:p>0.45638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64027" calcext:value-type="float">
            <text:p>0.64027</text:p>
          </table:table-cell>
          <table:table-cell office:value-type="float" office:value="0.61836" calcext:value-type="float">
            <text:p>0.61836</text:p>
          </table:table-cell>
          <table:table-cell office:value-type="float" office:value="0.41699" calcext:value-type="float">
            <text:p>0.41699</text:p>
          </table:table-cell>
          <table:table-cell office:value-type="float" office:value="0.88473" calcext:value-type="float">
            <text:p>0.88473</text:p>
          </table:table-cell>
          <table:table-cell office:value-type="float" office:value="0.87528" calcext:value-type="float">
            <text:p>0.87528</text:p>
          </table:table-cell>
          <table:table-cell office:value-type="float" office:value="0.79793" calcext:value-type="float">
            <text:p>0.79793</text:p>
          </table:table-cell>
          <table:table-cell office:value-type="float" office:value="0.4732" calcext:value-type="float">
            <text:p>0.4732</text:p>
          </table:table-cell>
        </table:table-row>
        <table:table-row table:style-name="ro1">
          <table:table-cell office:value-type="float" office:value="0.62462" calcext:value-type="float">
            <text:p>0.62462</text:p>
          </table:table-cell>
          <table:table-cell office:value-type="float" office:value="0.63336" calcext:value-type="float">
            <text:p>0.63336</text:p>
          </table:table-cell>
          <table:table-cell office:value-type="float" office:value="0.61801" calcext:value-type="float">
            <text:p>0.61801</text:p>
          </table:table-cell>
          <table:table-cell office:value-type="float" office:value="0.42142" calcext:value-type="float">
            <text:p>0.42142</text:p>
          </table:table-cell>
          <table:table-cell office:value-type="float" office:value="0.90864" calcext:value-type="float">
            <text:p>0.90864</text:p>
          </table:table-cell>
          <table:table-cell office:value-type="float" office:value="0.89853" calcext:value-type="float">
            <text:p>0.89853</text:p>
          </table:table-cell>
          <table:table-cell office:value-type="float" office:value="0.81711" calcext:value-type="float">
            <text:p>0.81711</text:p>
          </table:table-cell>
          <table:table-cell office:value-type="float" office:value="0.47987" calcext:value-type="float">
            <text:p>0.47987</text:p>
          </table:table-cell>
        </table:table-row>
        <table:table-row table:style-name="ro1">
          <table:table-cell office:value-type="float" office:value="0.62506" calcext:value-type="float">
            <text:p>0.62506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1819" calcext:value-type="float">
            <text:p>0.61819</text:p>
          </table:table-cell>
          <table:table-cell office:value-type="float" office:value="0.42393" calcext:value-type="float">
            <text:p>0.42393</text:p>
          </table:table-cell>
          <table:table-cell office:value-type="float" office:value="0.92092" calcext:value-type="float">
            <text:p>0.92092</text:p>
          </table:table-cell>
          <table:table-cell office:value-type="float" office:value="0.91035" calcext:value-type="float">
            <text:p>0.91035</text:p>
          </table:table-cell>
          <table:table-cell office:value-type="float" office:value="0.82676" calcext:value-type="float">
            <text:p>0.82676</text:p>
          </table:table-cell>
          <table:table-cell office:value-type="float" office:value="0.48331" calcext:value-type="float">
            <text:p>0.48331</text:p>
          </table:table-cell>
        </table:table-row>
        <table:table-row table:style-name="ro1">
          <table:table-cell office:value-type="float" office:value="0.62816" calcext:value-type="float">
            <text:p>0.62816</text:p>
          </table:table-cell>
          <table:table-cell office:value-type="float" office:value="0.63466" calcext:value-type="float">
            <text:p>0.63466</text:p>
          </table:table-cell>
          <table:table-cell office:value-type="float" office:value="0.61854" calcext:value-type="float">
            <text:p>0.61854</text:p>
          </table:table-cell>
          <table:table-cell office:value-type="float" office:value="0.42536" calcext:value-type="float">
            <text:p>0.42536</text:p>
          </table:table-cell>
          <table:table-cell office:value-type="float" office:value="0.92767" calcext:value-type="float">
            <text:p>0.92767</text:p>
          </table:table-cell>
          <table:table-cell office:value-type="float" office:value="0.91686" calcext:value-type="float">
            <text:p>0.91686</text:p>
          </table:table-cell>
          <table:table-cell office:value-type="float" office:value="0.83217" calcext:value-type="float">
            <text:p>0.83217</text:p>
          </table:table-cell>
          <table:table-cell office:value-type="float" office:value="0.48536" calcext:value-type="float">
            <text:p>0.48536</text:p>
          </table:table-cell>
        </table:table-row>
        <table:table-row table:style-name="ro1">
          <table:table-cell office:value-type="float" office:value="0.63083" calcext:value-type="float">
            <text:p>0.63083</text:p>
          </table:table-cell>
          <table:table-cell office:value-type="float" office:value="0.63633" calcext:value-type="float">
            <text:p>0.63633</text:p>
          </table:table-cell>
          <table:table-cell office:value-type="float" office:value="0.61884" calcext:value-type="float">
            <text:p>0.61884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93145" calcext:value-type="float">
            <text:p>0.93145</text:p>
          </table:table-cell>
          <table:table-cell office:value-type="float" office:value="0.92058" calcext:value-type="float">
            <text:p>0.92058</text:p>
          </table:table-cell>
          <table:table-cell office:value-type="float" office:value="0.83539" calcext:value-type="float">
            <text:p>0.83539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float" office:value="0.63242" calcext:value-type="float">
            <text:p>0.63242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1905" calcext:value-type="float">
            <text:p>0.61905</text:p>
          </table:table-cell>
          <table:table-cell office:value-type="float" office:value="0.42666" calcext:value-type="float">
            <text:p>0.42666</text:p>
          </table:table-cell>
          <table:table-cell office:value-type="float" office:value="0.93356" calcext:value-type="float">
            <text:p>0.93356</text:p>
          </table:table-cell>
          <table:table-cell office:value-type="float" office:value="0.92272" calcext:value-type="float">
            <text:p>0.92272</text:p>
          </table:table-cell>
          <table:table-cell office:value-type="float" office:value="0.83737" calcext:value-type="float">
            <text:p>0.83737</text:p>
          </table:table-cell>
          <table:table-cell office:value-type="float" office:value="0.48762" calcext:value-type="float">
            <text:p>0.48762</text:p>
          </table:table-cell>
        </table:table-row>
        <table:table-row table:style-name="ro1">
          <table:table-cell office:value-type="float" office:value="0.63314" calcext:value-type="float">
            <text:p>0.63314</text:p>
          </table:table-cell>
          <table:table-cell office:value-type="float" office:value="0.63802" calcext:value-type="float">
            <text:p>0.63802</text:p>
          </table:table-cell>
          <table:table-cell office:value-type="float" office:value="0.61918" calcext:value-type="float">
            <text:p>0.61918</text:p>
          </table:table-cell>
          <table:table-cell office:value-type="float" office:value="0.42693" calcext:value-type="float">
            <text:p>0.42693</text:p>
          </table:table-cell>
          <table:table-cell office:value-type="float" office:value="0.93473" calcext:value-type="float">
            <text:p>0.93473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0.83862" calcext:value-type="float">
            <text:p>0.83862</text:p>
          </table:table-cell>
          <table:table-cell office:value-type="float" office:value="0.48828" calcext:value-type="float">
            <text:p>0.48828</text:p>
          </table:table-cell>
        </table:table-row>
        <table:table-row table:style-name="ro1">
          <table:table-cell office:value-type="float" office:value="0.63336" calcext:value-type="float">
            <text:p>0.63336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4" calcext:value-type="float">
            <text:p>0.61924</text:p>
          </table:table-cell>
          <table:table-cell office:value-type="float" office:value="0.42709" calcext:value-type="float">
            <text:p>0.42709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0.92466" calcext:value-type="float">
            <text:p>0.92466</text:p>
          </table:table-cell>
          <table:table-cell office:value-type="float" office:value="0.83942" calcext:value-type="float">
            <text:p>0.83942</text:p>
          </table:table-cell>
          <table:table-cell office:value-type="float" office:value="0.48876" calcext:value-type="float">
            <text:p>0.48876</text:p>
          </table:table-cell>
        </table:table-row>
        <table:table-row table:style-name="ro1">
          <table:table-cell office:value-type="float" office:value="0.63337" calcext:value-type="float">
            <text:p>0.63337</text:p>
          </table:table-cell>
          <table:table-cell office:value-type="float" office:value="0.63833" calcext:value-type="float">
            <text:p>0.63833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2506" calcext:value-type="float">
            <text:p>0.92506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0.48913" calcext:value-type="float">
            <text:p>0.48913</text:p>
          </table:table-cell>
        </table:table-row>
        <table:table-row table:style-name="ro1">
          <table:table-cell office:value-type="float" office:value="0.63331" calcext:value-type="float">
            <text:p>0.63331</text:p>
          </table:table-cell>
          <table:table-cell office:value-type="float" office:value="0.63833" calcext:value-type="float">
            <text:p>0.63833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3" calcext:value-type="float">
            <text:p>0.42723</text:p>
          </table:table-cell>
          <table:table-cell office:value-type="float" office:value="0.93586" calcext:value-type="float">
            <text:p>0.93586</text:p>
          </table:table-cell>
          <table:table-cell office:value-type="float" office:value="0.92529" calcext:value-type="float">
            <text:p>0.92529</text:p>
          </table:table-cell>
          <table:table-cell office:value-type="float" office:value="0.84026" calcext:value-type="float">
            <text:p>0.84026</text:p>
          </table:table-cell>
          <table:table-cell office:value-type="float" office:value="0.4894" calcext:value-type="float">
            <text:p>0.4894</text:p>
          </table:table-cell>
        </table:table-row>
        <table:table-row table:style-name="ro1">
          <table:table-cell office:value-type="float" office:value="0.63326" calcext:value-type="float">
            <text:p>0.63326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6" calcext:value-type="float">
            <text:p>0.42726</text:p>
          </table:table-cell>
          <table:table-cell office:value-type="float" office:value="0.93595" calcext:value-type="float">
            <text:p>0.93595</text:p>
          </table:table-cell>
          <table:table-cell office:value-type="float" office:value="0.92541" calcext:value-type="float">
            <text:p>0.92541</text:p>
          </table:table-cell>
          <table:table-cell office:value-type="float" office:value="0.84048" calcext:value-type="float">
            <text:p>0.84048</text:p>
          </table:table-cell>
          <table:table-cell office:value-type="float" office:value="0.48962" calcext:value-type="float">
            <text:p>0.48962</text:p>
          </table:table-cell>
        </table:table-row>
        <table:table-row table:style-name="ro1">
          <table:table-cell office:value-type="float" office:value="0.63322" calcext:value-type="float">
            <text:p>0.63322</text:p>
          </table:table-cell>
          <table:table-cell office:value-type="float" office:value="0.63829" calcext:value-type="float">
            <text:p>0.63829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7" calcext:value-type="float">
            <text:p>0.42727</text:p>
          </table:table-cell>
          <table:table-cell office:value-type="float" office:value="0.93598" calcext:value-type="float">
            <text:p>0.93598</text:p>
          </table:table-cell>
          <table:table-cell office:value-type="float" office:value="0.92548" calcext:value-type="float">
            <text:p>0.92548</text:p>
          </table:table-cell>
          <table:table-cell office:value-type="float" office:value="0.84062" calcext:value-type="float">
            <text:p>0.84062</text:p>
          </table:table-cell>
          <table:table-cell office:value-type="float" office:value="0.48979" calcext:value-type="float">
            <text:p>0.48979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0.63827" calcext:value-type="float">
            <text:p>0.63827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8" calcext:value-type="float">
            <text:p>0.427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1" calcext:value-type="float">
            <text:p>0.92551</text:p>
          </table:table-cell>
          <table:table-cell office:value-type="float" office:value="0.84072" calcext:value-type="float">
            <text:p>0.84072</text:p>
          </table:table-cell>
          <table:table-cell office:value-type="float" office:value="0.48992" calcext:value-type="float">
            <text:p>0.48992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3" calcext:value-type="float">
            <text:p>0.92553</text:p>
          </table:table-cell>
          <table:table-cell office:value-type="float" office:value="0.84078" calcext:value-type="float">
            <text:p>0.84078</text:p>
          </table:table-cell>
          <table:table-cell office:value-type="float" office:value="0.49002" calcext:value-type="float">
            <text:p>0.49002</text:p>
          </table:table-cell>
        </table:table-row>
        <table:table-row table:style-name="ro1">
          <table:table-cell office:value-type="float" office:value="0.63319" calcext:value-type="float">
            <text:p>0.63319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4" calcext:value-type="float">
            <text:p>0.92554</text:p>
          </table:table-cell>
          <table:table-cell office:value-type="float" office:value="0.84082" calcext:value-type="float">
            <text:p>0.84082</text:p>
          </table:table-cell>
          <table:table-cell office:value-type="float" office:value="0.49011" calcext:value-type="float">
            <text:p>0.49011</text:p>
          </table:table-cell>
        </table:table-row>
        <table:table-row table:style-name="ro1">
          <table:table-cell office:value-type="float" office:value="0.63319" calcext:value-type="float">
            <text:p>0.63319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5" calcext:value-type="float">
            <text:p>0.92555</text:p>
          </table:table-cell>
          <table:table-cell office:value-type="float" office:value="0.84085" calcext:value-type="float">
            <text:p>0.84085</text:p>
          </table:table-cell>
          <table:table-cell office:value-type="float" office:value="0.49017" calcext:value-type="float">
            <text:p>0.49017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5" calcext:value-type="float">
            <text:p>0.92555</text:p>
          </table:table-cell>
          <table:table-cell office:value-type="float" office:value="0.84087" calcext:value-type="float">
            <text:p>0.84087</text:p>
          </table:table-cell>
          <table:table-cell office:value-type="float" office:value="0.49023" calcext:value-type="float">
            <text:p>0.49023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5" calcext:value-type="float">
            <text:p>0.92555</text:p>
          </table:table-cell>
          <table:table-cell office:value-type="float" office:value="0.84088" calcext:value-type="float">
            <text:p>0.84088</text:p>
          </table:table-cell>
          <table:table-cell office:value-type="float" office:value="0.49027" calcext:value-type="float">
            <text:p>0.49027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0.63826" calcext:value-type="float">
            <text:p>0.63826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555" calcext:value-type="float">
            <text:p>0.92555</text:p>
          </table:table-cell>
          <table:table-cell office:value-type="float" office:value="0.84089" calcext:value-type="float">
            <text:p>0.84089</text:p>
          </table:table-cell>
          <table:table-cell office:value-type="float" office:value="0.4903" calcext:value-type="float">
            <text:p>0.4903</text:p>
          </table:table-cell>
        </table:table-row>
      </table:table>
      <table:table table:name="G3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41758" calcext:value-type="float">
            <text:p>0.41758</text:p>
          </table:table-cell>
        </table:table-row>
        <table:table-row table:style-name="ro1">
          <table:table-cell office:value-type="float" office:value="0.33059" calcext:value-type="float">
            <text:p>0.33059</text:p>
          </table:table-cell>
          <table:table-cell office:value-type="float" office:value="0.36164" calcext:value-type="float">
            <text:p>0.36164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0705" calcext:value-type="float">
            <text:p>0.40705</text:p>
          </table:table-cell>
          <table:table-cell office:value-type="float" office:value="0.43479" calcext:value-type="float">
            <text:p>0.43479</text:p>
          </table:table-cell>
          <table:table-cell office:value-type="float" office:value="0.47181" calcext:value-type="float">
            <text:p>0.47181</text:p>
          </table:table-cell>
          <table:table-cell office:value-type="float" office:value="0.37779" calcext:value-type="float">
            <text:p>0.37779</text:p>
          </table:table-cell>
        </table:table-row>
        <table:table-row table:style-name="ro1">
          <table:table-cell office:value-type="float" office:value="0.28697" calcext:value-type="float">
            <text:p>0.28697</text:p>
          </table:table-cell>
          <table:table-cell office:value-type="float" office:value="0.32806" calcext:value-type="float">
            <text:p>0.32806</text:p>
          </table:table-cell>
          <table:table-cell office:value-type="float" office:value="0.40615" calcext:value-type="float">
            <text:p>0.40615</text:p>
          </table:table-cell>
          <table:table-cell office:value-type="float" office:value="0.37468" calcext:value-type="float">
            <text:p>0.3746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1277" calcext:value-type="float">
            <text:p>0.51277</text:p>
          </table:table-cell>
          <table:table-cell office:value-type="float" office:value="0.54937" calcext:value-type="float">
            <text:p>0.54937</text:p>
          </table:table-cell>
          <table:table-cell office:value-type="float" office:value="0.4133" calcext:value-type="float">
            <text:p>0.4133</text:p>
          </table:table-cell>
        </table:table-row>
        <table:table-row table:style-name="ro1">
          <table:table-cell office:value-type="float" office:value="0.28595" calcext:value-type="float">
            <text:p>0.28595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40612" calcext:value-type="float">
            <text:p>0.40612</text:p>
          </table:table-cell>
          <table:table-cell office:value-type="float" office:value="0.38199" calcext:value-type="float">
            <text:p>0.38199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57769" calcext:value-type="float">
            <text:p>0.57769</text:p>
          </table:table-cell>
          <table:table-cell office:value-type="float" office:value="0.60105" calcext:value-type="float">
            <text:p>0.60105</text:p>
          </table:table-cell>
          <table:table-cell office:value-type="float" office:value="0.43066" calcext:value-type="float">
            <text:p>0.43066</text:p>
          </table:table-cell>
        </table:table-row>
        <table:table-row table:style-name="ro1">
          <table:table-cell office:value-type="float" office:value="0.29354" calcext:value-type="float">
            <text:p>0.29354</text:p>
          </table:table-cell>
          <table:table-cell office:value-type="float" office:value="0.32963" calcext:value-type="float">
            <text:p>0.32963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58935" calcext:value-type="float">
            <text:p>0.58935</text:p>
          </table:table-cell>
          <table:table-cell office:value-type="float" office:value="0.61475" calcext:value-type="float">
            <text:p>0.61475</text:p>
          </table:table-cell>
          <table:table-cell office:value-type="float" office:value="0.63037" calcext:value-type="float">
            <text:p>0.63037</text:p>
          </table:table-cell>
          <table:table-cell office:value-type="float" office:value="0.44027" calcext:value-type="float">
            <text:p>0.44027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0.33407" calcext:value-type="float">
            <text:p>0.33407</text:p>
          </table:table-cell>
          <table:table-cell office:value-type="float" office:value="0.40816" calcext:value-type="float">
            <text:p>0.40816</text:p>
          </table:table-cell>
          <table:table-cell office:value-type="float" office:value="0.38771" calcext:value-type="float">
            <text:p>0.38771</text:p>
          </table:table-cell>
          <table:table-cell office:value-type="float" office:value="0.60884" calcext:value-type="float">
            <text:p>0.60884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44614" calcext:value-type="float">
            <text:p>0.44614</text:p>
          </table:table-cell>
        </table:table-row>
        <table:table-row table:style-name="ro1">
          <table:table-cell office:value-type="float" office:value="0.30485" calcext:value-type="float">
            <text:p>0.3048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40882" calcext:value-type="float">
            <text:p>0.40882</text:p>
          </table:table-cell>
          <table:table-cell office:value-type="float" office:value="0.38883" calcext:value-type="float">
            <text:p>0.38883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348" calcext:value-type="float">
            <text:p>0.64348</text:p>
          </table:table-cell>
          <table:table-cell office:value-type="float" office:value="0.65617" calcext:value-type="float">
            <text:p>0.65617</text:p>
          </table:table-cell>
          <table:table-cell office:value-type="float" office:value="0.44999" calcext:value-type="float">
            <text:p>0.44999</text:p>
          </table:table-cell>
        </table:table-row>
        <table:table-row table:style-name="ro1">
          <table:table-cell office:value-type="float" office:value="0.30695" calcext:value-type="float">
            <text:p>0.30695</text:p>
          </table:table-cell>
          <table:table-cell office:value-type="float" office:value="0.33878" calcext:value-type="float">
            <text:p>0.33878</text:p>
          </table:table-cell>
          <table:table-cell office:value-type="float" office:value="0.40921" calcext:value-type="float">
            <text:p>0.40921</text:p>
          </table:table-cell>
          <table:table-cell office:value-type="float" office:value="0.38947" calcext:value-type="float">
            <text:p>0.38947</text:p>
          </table:table-cell>
          <table:table-cell office:value-type="float" office:value="0.62164" calcext:value-type="float">
            <text:p>0.62164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6167" calcext:value-type="float">
            <text:p>0.66167</text:p>
          </table:table-cell>
          <table:table-cell office:value-type="float" office:value="0.45265" calcext:value-type="float">
            <text:p>0.45265</text:p>
          </table:table-cell>
        </table:table-row>
        <table:table-row table:style-name="ro1">
          <table:table-cell office:value-type="float" office:value="0.3077" calcext:value-type="float">
            <text:p>0.3077</text:p>
          </table:table-cell>
          <table:table-cell office:value-type="float" office:value="0.33953" calcext:value-type="float">
            <text:p>0.33953</text:p>
          </table:table-cell>
          <table:table-cell office:value-type="float" office:value="0.40942" calcext:value-type="float">
            <text:p>0.40942</text:p>
          </table:table-cell>
          <table:table-cell office:value-type="float" office:value="0.38984" calcext:value-type="float">
            <text:p>0.38984</text:p>
          </table:table-cell>
          <table:table-cell office:value-type="float" office:value="0.62321" calcext:value-type="float">
            <text:p>0.62321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6499" calcext:value-type="float">
            <text:p>0.66499</text:p>
          </table:table-cell>
          <table:table-cell office:value-type="float" office:value="0.45456" calcext:value-type="float">
            <text:p>0.45456</text:p>
          </table:table-cell>
        </table:table-row>
        <table:table-row table:style-name="ro1">
          <table:table-cell office:value-type="float" office:value="0.30782" calcext:value-type="float">
            <text:p>0.30782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0.40953" calcext:value-type="float">
            <text:p>0.40953</text:p>
          </table:table-cell>
          <table:table-cell office:value-type="float" office:value="0.39005" calcext:value-type="float">
            <text:p>0.39005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5159" calcext:value-type="float">
            <text:p>0.65159</text:p>
          </table:table-cell>
          <table:table-cell office:value-type="float" office:value="0.66704" calcext:value-type="float">
            <text:p>0.66704</text:p>
          </table:table-cell>
          <table:table-cell office:value-type="float" office:value="0.45598" calcext:value-type="float">
            <text:p>0.45598</text:p>
          </table:table-cell>
        </table:table-row>
        <table:table-row table:style-name="ro1">
          <table:table-cell office:value-type="float" office:value="0.30773" calcext:value-type="float">
            <text:p>0.30773</text:p>
          </table:table-cell>
          <table:table-cell office:value-type="float" office:value="0.33982" calcext:value-type="float">
            <text:p>0.33982</text:p>
          </table:table-cell>
          <table:table-cell office:value-type="float" office:value="0.40957" calcext:value-type="float">
            <text:p>0.40957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6834" calcext:value-type="float">
            <text:p>0.66834</text:p>
          </table:table-cell>
          <table:table-cell office:value-type="float" office:value="0.45705" calcext:value-type="float">
            <text:p>0.45705</text:p>
          </table:table-cell>
        </table:table-row>
        <table:table-row table:style-name="ro1">
          <table:table-cell office:value-type="float" office:value="0.30761" calcext:value-type="float">
            <text:p>0.30761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24" calcext:value-type="float">
            <text:p>0.39024</text:p>
          </table:table-cell>
          <table:table-cell office:value-type="float" office:value="0.62401" calcext:value-type="float">
            <text:p>0.62401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918" calcext:value-type="float">
            <text:p>0.66918</text:p>
          </table:table-cell>
          <table:table-cell office:value-type="float" office:value="0.45788" calcext:value-type="float">
            <text:p>0.45788</text:p>
          </table:table-cell>
        </table:table-row>
        <table:table-row table:style-name="ro1">
          <table:table-cell office:value-type="float" office:value="0.30752" calcext:value-type="float">
            <text:p>0.30752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0.39027" calcext:value-type="float">
            <text:p>0.39027</text:p>
          </table:table-cell>
          <table:table-cell office:value-type="float" office:value="0.62399" calcext:value-type="float">
            <text:p>0.62399</text:p>
          </table:table-cell>
          <table:table-cell office:value-type="float" office:value="0.65252" calcext:value-type="float">
            <text:p>0.65252</text:p>
          </table:table-cell>
          <table:table-cell office:value-type="float" office:value="0.66972" calcext:value-type="float">
            <text:p>0.66972</text:p>
          </table:table-cell>
          <table:table-cell office:value-type="float" office:value="0.45852" calcext:value-type="float">
            <text:p>0.45852</text:p>
          </table:table-cell>
        </table:table-row>
        <table:table-row table:style-name="ro1">
          <table:table-cell office:value-type="float" office:value="0.30748" calcext:value-type="float">
            <text:p>0.30748</text:p>
          </table:table-cell>
          <table:table-cell office:value-type="float" office:value="0.33971" calcext:value-type="float">
            <text:p>0.33971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62396" calcext:value-type="float">
            <text:p>0.62396</text:p>
          </table:table-cell>
          <table:table-cell office:value-type="float" office:value="0.65258" calcext:value-type="float">
            <text:p>0.65258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0.45903" calcext:value-type="float">
            <text:p>0.45903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9" calcext:value-type="float">
            <text:p>0.33969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1" calcext:value-type="float">
            <text:p>0.39031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7032" calcext:value-type="float">
            <text:p>0.67032</text:p>
          </table:table-cell>
          <table:table-cell office:value-type="float" office:value="0.45943" calcext:value-type="float">
            <text:p>0.45943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9" calcext:value-type="float">
            <text:p>0.33969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65261" calcext:value-type="float">
            <text:p>0.65261</text:p>
          </table:table-cell>
          <table:table-cell office:value-type="float" office:value="0.67048" calcext:value-type="float">
            <text:p>0.67048</text:p>
          </table:table-cell>
          <table:table-cell office:value-type="float" office:value="0.45974" calcext:value-type="float">
            <text:p>0.45974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8" calcext:value-type="float">
            <text:p>0.3396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88" calcext:value-type="float">
            <text:p>0.62388</text:p>
          </table:table-cell>
          <table:table-cell office:value-type="float" office:value="0.65261" calcext:value-type="float">
            <text:p>0.65261</text:p>
          </table:table-cell>
          <table:table-cell office:value-type="float" office:value="0.67058" calcext:value-type="float">
            <text:p>0.6705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8" calcext:value-type="float">
            <text:p>0.3396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87" calcext:value-type="float">
            <text:p>0.62387</text:p>
          </table:table-cell>
          <table:table-cell office:value-type="float" office:value="0.65261" calcext:value-type="float">
            <text:p>0.65261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8" calcext:value-type="float">
            <text:p>0.3396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86" calcext:value-type="float">
            <text:p>0.62386</text:p>
          </table:table-cell>
          <table:table-cell office:value-type="float" office:value="0.65261" calcext:value-type="float">
            <text:p>0.65261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46036" calcext:value-type="float">
            <text:p>0.46036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8" calcext:value-type="float">
            <text:p>0.3396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85" calcext:value-type="float">
            <text:p>0.6238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7073" calcext:value-type="float">
            <text:p>0.67073</text:p>
          </table:table-cell>
          <table:table-cell office:value-type="float" office:value="0.46049" calcext:value-type="float">
            <text:p>0.46049</text:p>
          </table:table-cell>
        </table:table-row>
        <table:table-row table:style-name="ro1">
          <table:table-cell office:value-type="float" office:value="0.30746" calcext:value-type="float">
            <text:p>0.30746</text:p>
          </table:table-cell>
          <table:table-cell office:value-type="float" office:value="0.33968" calcext:value-type="float">
            <text:p>0.33968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39032" calcext:value-type="float">
            <text:p>0.39032</text:p>
          </table:table-cell>
          <table:table-cell office:value-type="float" office:value="0.62385" calcext:value-type="float">
            <text:p>0.6238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4606" calcext:value-type="float">
            <text:p>0.4606</text:p>
          </table:table-cell>
        </table:table-row>
      </table:table>
      <table:table table:name="E1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1873" calcext:value-type="float">
            <text:p>0.41873</text:p>
          </table:table-cell>
          <table:table-cell office:value-type="float" office:value="0.40992" calcext:value-type="float">
            <text:p>0.40992</text:p>
          </table:table-cell>
          <table:table-cell office:value-type="float" office:value="0.36565" calcext:value-type="float">
            <text:p>0.36565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2603" calcext:value-type="float">
            <text:p>0.42603</text:p>
          </table:table-cell>
          <table:table-cell office:value-type="float" office:value="0.37377" calcext:value-type="float">
            <text:p>0.37377</text:p>
          </table:table-cell>
        </table:table-row>
        <table:table-row table:style-name="ro1">
          <table:table-cell office:value-type="float" office:value="0.43392" calcext:value-type="float">
            <text:p>0.43392</text:p>
          </table:table-cell>
          <table:table-cell office:value-type="float" office:value="0.43178" calcext:value-type="float">
            <text:p>0.43178</text:p>
          </table:table-cell>
          <table:table-cell office:value-type="float" office:value="0.41687" calcext:value-type="float">
            <text:p>0.41687</text:p>
          </table:table-cell>
          <table:table-cell office:value-type="float" office:value="0.34101" calcext:value-type="float">
            <text:p>0.34101</text:p>
          </table:table-cell>
          <table:table-cell office:value-type="float" office:value="0.46476" calcext:value-type="float">
            <text:p>0.46476</text:p>
          </table:table-cell>
          <table:table-cell office:value-type="float" office:value="0.46214" calcext:value-type="float">
            <text:p>0.46214</text:p>
          </table:table-cell>
          <table:table-cell office:value-type="float" office:value="0.44407" calcext:value-type="float">
            <text:p>0.44407</text:p>
          </table:table-cell>
          <table:table-cell office:value-type="float" office:value="0.35504" calcext:value-type="float">
            <text:p>0.35504</text:p>
          </table:table-cell>
        </table:table-row>
        <table:table-row table:style-name="ro1">
          <table:table-cell office:value-type="float" office:value="0.44157" calcext:value-type="float">
            <text:p>0.44157</text:p>
          </table:table-cell>
          <table:table-cell office:value-type="float" office:value="0.43894" calcext:value-type="float">
            <text:p>0.43894</text:p>
          </table:table-cell>
          <table:table-cell office:value-type="float" office:value="0.42068" calcext:value-type="float">
            <text:p>0.42068</text:p>
          </table:table-cell>
          <table:table-cell office:value-type="float" office:value="0.32747" calcext:value-type="float">
            <text:p>0.32747</text:p>
          </table:table-cell>
          <table:table-cell office:value-type="float" office:value="0.47926" calcext:value-type="float">
            <text:p>0.47926</text:p>
          </table:table-cell>
          <table:table-cell office:value-type="float" office:value="0.47606" calcext:value-type="float">
            <text:p>0.47606</text:p>
          </table:table-cell>
          <table:table-cell office:value-type="float" office:value="0.45399" calcext:value-type="float">
            <text:p>0.45399</text:p>
          </table:table-cell>
          <table:table-cell office:value-type="float" office:value="0.34475" calcext:value-type="float">
            <text:p>0.34475</text:p>
          </table:table-cell>
        </table:table-row>
        <table:table-row table:style-name="ro1">
          <table:table-cell office:value-type="float" office:value="0.44576" calcext:value-type="float">
            <text:p>0.44576</text:p>
          </table:table-cell>
          <table:table-cell office:value-type="float" office:value="0.44287" calcext:value-type="float">
            <text:p>0.44287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32004" calcext:value-type="float">
            <text:p>0.32004</text:p>
          </table:table-cell>
          <table:table-cell office:value-type="float" office:value="0.48722" calcext:value-type="float">
            <text:p>0.48722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5943" calcext:value-type="float">
            <text:p>0.45943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office:value-type="float" office:value="0.44807" calcext:value-type="float">
            <text:p>0.44807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42392" calcext:value-type="float">
            <text:p>0.42392</text:p>
          </table:table-cell>
          <table:table-cell office:value-type="float" office:value="0.31596" calcext:value-type="float">
            <text:p>0.31596</text:p>
          </table:table-cell>
          <table:table-cell office:value-type="float" office:value="0.49158" calcext:value-type="float">
            <text:p>0.49158</text:p>
          </table:table-cell>
          <table:table-cell office:value-type="float" office:value="0.48789" calcext:value-type="float">
            <text:p>0.48789</text:p>
          </table:table-cell>
          <table:table-cell office:value-type="float" office:value="0.46241" calcext:value-type="float">
            <text:p>0.4624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0.44933" calcext:value-type="float">
            <text:p>0.44933</text:p>
          </table:table-cell>
          <table:table-cell office:value-type="float" office:value="0.44621" calcext:value-type="float">
            <text:p>0.44621</text:p>
          </table:table-cell>
          <table:table-cell office:value-type="float" office:value="0.42455" calcext:value-type="float">
            <text:p>0.42455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49398" calcext:value-type="float">
            <text:p>0.49398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6405" calcext:value-type="float">
            <text:p>0.46405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float" office:value="0.45002" calcext:value-type="float">
            <text:p>0.45002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31249" calcext:value-type="float">
            <text:p>0.31249</text:p>
          </table:table-cell>
          <table:table-cell office:value-type="float" office:value="0.49529" calcext:value-type="float">
            <text:p>0.49529</text:p>
          </table:table-cell>
          <table:table-cell office:value-type="float" office:value="0.49146" calcext:value-type="float">
            <text:p>0.49146</text:p>
          </table:table-cell>
          <table:table-cell office:value-type="float" office:value="0.46495" calcext:value-type="float">
            <text:p>0.46495</text:p>
          </table:table-cell>
          <table:table-cell office:value-type="float" office:value="0.33336" calcext:value-type="float">
            <text:p>0.33336</text:p>
          </table:table-cell>
        </table:table-row>
        <table:table-row table:style-name="ro1">
          <table:table-cell office:value-type="float" office:value="0.45041" calcext:value-type="float">
            <text:p>0.45041</text:p>
          </table:table-cell>
          <table:table-cell office:value-type="float" office:value="0.44722" calcext:value-type="float">
            <text:p>0.44722</text:p>
          </table:table-cell>
          <table:table-cell office:value-type="float" office:value="0.42509" calcext:value-type="float">
            <text:p>0.42509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49602" calcext:value-type="float">
            <text:p>0.49602</text:p>
          </table:table-cell>
          <table:table-cell office:value-type="float" office:value="0.49215" calcext:value-type="float">
            <text:p>0.49215</text:p>
          </table:table-cell>
          <table:table-cell office:value-type="float" office:value="0.46544" calcext:value-type="float">
            <text:p>0.46544</text:p>
          </table:table-cell>
          <table:table-cell office:value-type="float" office:value="0.33285" calcext:value-type="float">
            <text:p>0.33285</text:p>
          </table:table-cell>
        </table:table-row>
        <table:table-row table:style-name="ro1">
          <table:table-cell office:value-type="float" office:value="0.45061" calcext:value-type="float">
            <text:p>0.45061</text:p>
          </table:table-cell>
          <table:table-cell office:value-type="float" office:value="0.44742" calcext:value-type="float">
            <text:p>0.44742</text:p>
          </table:table-cell>
          <table:table-cell office:value-type="float" office:value="0.42519" calcext:value-type="float">
            <text:p>0.42519</text:p>
          </table:table-cell>
          <table:table-cell office:value-type="float" office:value="0.31145" calcext:value-type="float">
            <text:p>0.31145</text:p>
          </table:table-cell>
          <table:table-cell office:value-type="float" office:value="0.49641" calcext:value-type="float">
            <text:p>0.49641</text:p>
          </table:table-cell>
          <table:table-cell office:value-type="float" office:value="0.49253" calcext:value-type="float">
            <text:p>0.49253</text:p>
          </table:table-cell>
          <table:table-cell office:value-type="float" office:value="0.46571" calcext:value-type="float">
            <text:p>0.46571</text:p>
          </table:table-cell>
          <table:table-cell office:value-type="float" office:value="0.33257" calcext:value-type="float">
            <text:p>0.33257</text:p>
          </table:table-cell>
        </table:table-row>
        <table:table-row table:style-name="ro1">
          <table:table-cell office:value-type="float" office:value="0.45073" calcext:value-type="float">
            <text:p>0.45073</text:p>
          </table:table-cell>
          <table:table-cell office:value-type="float" office:value="0.44752" calcext:value-type="float">
            <text:p>0.44752</text:p>
          </table:table-cell>
          <table:table-cell office:value-type="float" office:value="0.42525" calcext:value-type="float">
            <text:p>0.42525</text:p>
          </table:table-cell>
          <table:table-cell office:value-type="float" office:value="0.31125" calcext:value-type="float">
            <text:p>0.31125</text:p>
          </table:table-cell>
          <table:table-cell office:value-type="float" office:value="0.49663" calcext:value-type="float">
            <text:p>0.49663</text:p>
          </table:table-cell>
          <table:table-cell office:value-type="float" office:value="0.49274" calcext:value-type="float">
            <text:p>0.49274</text:p>
          </table:table-cell>
          <table:table-cell office:value-type="float" office:value="0.46586" calcext:value-type="float">
            <text:p>0.46586</text:p>
          </table:table-cell>
          <table:table-cell office:value-type="float" office:value="0.33241" calcext:value-type="float">
            <text:p>0.33241</text:p>
          </table:table-cell>
        </table:table-row>
        <table:table-row table:style-name="ro1">
          <table:table-cell office:value-type="float" office:value="0.45079" calcext:value-type="float">
            <text:p>0.45079</text:p>
          </table:table-cell>
          <table:table-cell office:value-type="float" office:value="0.44758" calcext:value-type="float">
            <text:p>0.44758</text:p>
          </table:table-cell>
          <table:table-cell office:value-type="float" office:value="0.42528" calcext:value-type="float">
            <text:p>0.42528</text:p>
          </table:table-cell>
          <table:table-cell office:value-type="float" office:value="0.31113" calcext:value-type="float">
            <text:p>0.31113</text:p>
          </table:table-cell>
          <table:table-cell office:value-type="float" office:value="0.49675" calcext:value-type="float">
            <text:p>0.49675</text:p>
          </table:table-cell>
          <table:table-cell office:value-type="float" office:value="0.49286" calcext:value-type="float">
            <text:p>0.49286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33233" calcext:value-type="float">
            <text:p>0.33233</text:p>
          </table:table-cell>
        </table:table-row>
        <table:table-row table:style-name="ro1">
          <table:table-cell office:value-type="float" office:value="0.45083" calcext:value-type="float">
            <text:p>0.45083</text:p>
          </table:table-cell>
          <table:table-cell office:value-type="float" office:value="0.44762" calcext:value-type="float">
            <text:p>0.44762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1107" calcext:value-type="float">
            <text:p>0.31107</text:p>
          </table:table-cell>
          <table:table-cell office:value-type="float" office:value="0.49681" calcext:value-type="float">
            <text:p>0.49681</text:p>
          </table:table-cell>
          <table:table-cell office:value-type="float" office:value="0.49292" calcext:value-type="float">
            <text:p>0.49292</text:p>
          </table:table-cell>
          <table:table-cell office:value-type="float" office:value="0.46599" calcext:value-type="float">
            <text:p>0.46599</text:p>
          </table:table-cell>
          <table:table-cell office:value-type="float" office:value="0.33228" calcext:value-type="float">
            <text:p>0.33228</text:p>
          </table:table-cell>
        </table:table-row>
        <table:table-row table:style-name="ro1">
          <table:table-cell office:value-type="float" office:value="0.45085" calcext:value-type="float">
            <text:p>0.45085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42531" calcext:value-type="float">
            <text:p>0.42531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49685" calcext:value-type="float">
            <text:p>0.49685</text:p>
          </table:table-cell>
          <table:table-cell office:value-type="float" office:value="0.49295" calcext:value-type="float">
            <text:p>0.49295</text:p>
          </table:table-cell>
          <table:table-cell office:value-type="float" office:value="0.46601" calcext:value-type="float">
            <text:p>0.46601</text:p>
          </table:table-cell>
          <table:table-cell office:value-type="float" office:value="0.33226" calcext:value-type="float">
            <text:p>0.33226</text:p>
          </table:table-cell>
        </table:table-row>
        <table:table-row table:style-name="ro1">
          <table:table-cell office:value-type="float" office:value="0.45086" calcext:value-type="float">
            <text:p>0.45086</text:p>
          </table:table-cell>
          <table:table-cell office:value-type="float" office:value="0.44764" calcext:value-type="float">
            <text:p>0.44764</text:p>
          </table:table-cell>
          <table:table-cell office:value-type="float" office:value="0.42531" calcext:value-type="float">
            <text:p>0.42531</text:p>
          </table:table-cell>
          <table:table-cell office:value-type="float" office:value="0.31102" calcext:value-type="float">
            <text:p>0.31102</text:p>
          </table:table-cell>
          <table:table-cell office:value-type="float" office:value="0.49687" calcext:value-type="float">
            <text:p>0.49687</text:p>
          </table:table-cell>
          <table:table-cell office:value-type="float" office:value="0.49297" calcext:value-type="float">
            <text:p>0.49297</text:p>
          </table:table-cell>
          <table:table-cell office:value-type="float" office:value="0.46603" calcext:value-type="float">
            <text:p>0.46603</text:p>
          </table:table-cell>
          <table:table-cell office:value-type="float" office:value="0.33224" calcext:value-type="float">
            <text:p>0.33224</text:p>
          </table:table-cell>
        </table:table-row>
        <table:table-row table:style-name="ro1">
          <table:table-cell office:value-type="float" office:value="0.45086" calcext:value-type="float">
            <text:p>0.45086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01" calcext:value-type="float">
            <text:p>0.31101</text:p>
          </table:table-cell>
          <table:table-cell office:value-type="float" office:value="0.49688" calcext:value-type="float">
            <text:p>0.49688</text:p>
          </table:table-cell>
          <table:table-cell office:value-type="float" office:value="0.49298" calcext:value-type="float">
            <text:p>0.49298</text:p>
          </table:table-cell>
          <table:table-cell office:value-type="float" office:value="0.46603" calcext:value-type="float">
            <text:p>0.46603</text:p>
          </table:table-cell>
          <table:table-cell office:value-type="float" office:value="0.33224" calcext:value-type="float">
            <text:p>0.33224</text:p>
          </table:table-cell>
        </table:table-row>
        <table:table-row table:style-name="ro1">
          <table:table-cell office:value-type="float" office:value="0.45086" calcext:value-type="float">
            <text:p>0.45086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01" calcext:value-type="float">
            <text:p>0.31101</text:p>
          </table:table-cell>
          <table:table-cell office:value-type="float" office:value="0.49689" calcext:value-type="float">
            <text:p>0.49689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33223" calcext:value-type="float">
            <text:p>0.33223</text:p>
          </table:table-cell>
        </table:table-row>
        <table:table-row table:style-name="ro1">
          <table:table-cell office:value-type="float" office:value="0.45087" calcext:value-type="float">
            <text:p>0.45087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9689" calcext:value-type="float">
            <text:p>0.49689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33223" calcext:value-type="float">
            <text:p>0.33223</text:p>
          </table:table-cell>
        </table:table-row>
        <table:table-row table:style-name="ro1">
          <table:table-cell office:value-type="float" office:value="0.45087" calcext:value-type="float">
            <text:p>0.45087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9689" calcext:value-type="float">
            <text:p>0.49689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33223" calcext:value-type="float">
            <text:p>0.33223</text:p>
          </table:table-cell>
        </table:table-row>
        <table:table-row table:style-name="ro1">
          <table:table-cell office:value-type="float" office:value="0.45087" calcext:value-type="float">
            <text:p>0.45087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9689" calcext:value-type="float">
            <text:p>0.49689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33223" calcext:value-type="float">
            <text:p>0.33223</text:p>
          </table:table-cell>
        </table:table-row>
        <table:table-row table:style-name="ro1">
          <table:table-cell office:value-type="float" office:value="0.45087" calcext:value-type="float">
            <text:p>0.45087</text:p>
          </table:table-cell>
          <table:table-cell office:value-type="float" office:value="0.44765" calcext:value-type="float">
            <text:p>0.44765</text:p>
          </table:table-cell>
          <table:table-cell office:value-type="float" office:value="0.42532" calcext:value-type="float">
            <text:p>0.425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9689" calcext:value-type="float">
            <text:p>0.49689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33223" calcext:value-type="float">
            <text:p>0.33223</text:p>
          </table:table-cell>
        </table:table-row>
      </table:table>
      <table:table table:name="E2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36409" calcext:value-type="float">
            <text:p>0.36409</text:p>
          </table:table-cell>
        </table:table-row>
        <table:table-row table:style-name="ro1">
          <table:table-cell office:value-type="float" office:value="0.37793" calcext:value-type="float">
            <text:p>0.37793</text:p>
          </table:table-cell>
          <table:table-cell office:value-type="float" office:value="0.37726" calcext:value-type="float">
            <text:p>0.37726</text:p>
          </table:table-cell>
          <table:table-cell office:value-type="float" office:value="0.37093" calcext:value-type="float">
            <text:p>0.37093</text:p>
          </table:table-cell>
          <table:table-cell office:value-type="float" office:value="0.33483" calcext:value-type="float">
            <text:p>0.33483</text:p>
          </table:table-cell>
          <table:table-cell office:value-type="float" office:value="0.39268" calcext:value-type="float">
            <text:p>0.39268</text:p>
          </table:table-cell>
          <table:table-cell office:value-type="float" office:value="0.39161" calcext:value-type="float">
            <text:p>0.39161</text:p>
          </table:table-cell>
          <table:table-cell office:value-type="float" office:value="0.38351" calcext:value-type="float">
            <text:p>0.38351</text:p>
          </table:table-cell>
          <table:table-cell office:value-type="float" office:value="0.34123" calcext:value-type="float">
            <text:p>0.34123</text:p>
          </table:table-cell>
        </table:table-row>
        <table:table-row table:style-name="ro1">
          <table:table-cell office:value-type="float" office:value="0.38412" calcext:value-type="float">
            <text:p>0.38412</text:p>
          </table:table-cell>
          <table:table-cell office:value-type="float" office:value="0.38427" calcext:value-type="float">
            <text:p>0.384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1583" calcext:value-type="float">
            <text:p>0.31583</text:p>
          </table:table-cell>
          <table:table-cell office:value-type="float" office:value="0.42459" calcext:value-type="float">
            <text:p>0.42459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40824" calcext:value-type="float">
            <text:p>0.40824</text:p>
          </table:table-cell>
          <table:table-cell office:value-type="float" office:value="0.33091" calcext:value-type="float">
            <text:p>0.33091</text:p>
          </table:table-cell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871" calcext:value-type="float">
            <text:p>0.37871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44665" calcext:value-type="float">
            <text:p>0.44665</text:p>
          </table:table-cell>
          <table:table-cell office:value-type="float" office:value="0.44444" calcext:value-type="float">
            <text:p>0.44444</text:p>
          </table:table-cell>
          <table:table-cell office:value-type="float" office:value="0.42591" calcext:value-type="float">
            <text:p>0.42591</text:p>
          </table:table-cell>
          <table:table-cell office:value-type="float" office:value="0.32738" calcext:value-type="float">
            <text:p>0.32738</text:p>
          </table:table-cell>
        </table:table-row>
        <table:table-row table:style-name="ro1">
          <table:table-cell office:value-type="float" office:value="0.38462" calcext:value-type="float">
            <text:p>0.38462</text:p>
          </table:table-cell>
          <table:table-cell office:value-type="float" office:value="0.38684" calcext:value-type="float">
            <text:p>0.38684</text:p>
          </table:table-cell>
          <table:table-cell office:value-type="float" office:value="0.38019" calcext:value-type="float">
            <text:p>0.38019</text:p>
          </table:table-cell>
          <table:table-cell office:value-type="float" office:value="0.30242" calcext:value-type="float">
            <text:p>0.30242</text:p>
          </table:table-cell>
          <table:table-cell office:value-type="float" office:value="0.46083" calcext:value-type="float">
            <text:p>0.46083</text:p>
          </table:table-cell>
          <table:table-cell office:value-type="float" office:value="0.45833" calcext:value-type="float">
            <text:p>0.45833</text:p>
          </table:table-cell>
          <table:table-cell office:value-type="float" office:value="0.43742" calcext:value-type="float">
            <text:p>0.43742</text:p>
          </table:table-cell>
          <table:table-cell office:value-type="float" office:value="0.32639" calcext:value-type="float">
            <text:p>0.32639</text:p>
          </table:table-cell>
        </table:table-row>
        <table:table-row table:style-name="ro1">
          <table:table-cell office:value-type="float" office:value="0.38491" calcext:value-type="float">
            <text:p>0.38491</text:p>
          </table:table-cell>
          <table:table-cell office:value-type="float" office:value="0.38734" calcext:value-type="float">
            <text:p>0.38734</text:p>
          </table:table-cell>
          <table:table-cell office:value-type="float" office:value="0.38105" calcext:value-type="float">
            <text:p>0.38105</text:p>
          </table:table-cell>
          <table:table-cell office:value-type="float" office:value="0.30049" calcext:value-type="float">
            <text:p>0.30049</text:p>
          </table:table-cell>
          <table:table-cell office:value-type="float" office:value="0.46971" calcext:value-type="float">
            <text:p>0.46971</text:p>
          </table:table-cell>
          <table:table-cell office:value-type="float" office:value="0.46703" calcext:value-type="float">
            <text:p>0.46703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32639" calcext:value-type="float">
            <text:p>0.32639</text:p>
          </table:table-cell>
        </table:table-row>
        <table:table-row table:style-name="ro1">
          <table:table-cell office:value-type="float" office:value="0.38558" calcext:value-type="float">
            <text:p>0.38558</text:p>
          </table:table-cell>
          <table:table-cell office:value-type="float" office:value="0.38791" calcext:value-type="float">
            <text:p>0.38791</text:p>
          </table:table-cell>
          <table:table-cell office:value-type="float" office:value="0.38158" calcext:value-type="float">
            <text:p>0.38158</text:p>
          </table:table-cell>
          <table:table-cell office:value-type="float" office:value="0.29966" calcext:value-type="float">
            <text:p>0.29966</text:p>
          </table:table-cell>
          <table:table-cell office:value-type="float" office:value="0.47518" calcext:value-type="float">
            <text:p>0.47518</text:p>
          </table:table-cell>
          <table:table-cell office:value-type="float" office:value="0.47239" calcext:value-type="float">
            <text:p>0.47239</text:p>
          </table:table-cell>
          <table:table-cell office:value-type="float" office:value="0.44924" calcext:value-type="float">
            <text:p>0.44924</text:p>
          </table:table-cell>
          <table:table-cell office:value-type="float" office:value="0.32672" calcext:value-type="float">
            <text:p>0.32672</text:p>
          </table:table-cell>
        </table:table-row>
        <table:table-row table:style-name="ro1">
          <table:table-cell office:value-type="float" office:value="0.3863" calcext:value-type="float">
            <text:p>0.3863</text:p>
          </table:table-cell>
          <table:table-cell office:value-type="float" office:value="0.38846" calcext:value-type="float">
            <text:p>0.38846</text:p>
          </table:table-cell>
          <table:table-cell office:value-type="float" office:value="0.38191" calcext:value-type="float">
            <text:p>0.38191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0.47853" calcext:value-type="float">
            <text:p>0.47853</text:p>
          </table:table-cell>
          <table:table-cell office:value-type="float" office:value="0.47567" calcext:value-type="float">
            <text:p>0.47567</text:p>
          </table:table-cell>
          <table:table-cell office:value-type="float" office:value="0.45206" calcext:value-type="float">
            <text:p>0.45206</text:p>
          </table:table-cell>
          <table:table-cell office:value-type="float" office:value="0.32712" calcext:value-type="float">
            <text:p>0.32712</text:p>
          </table:table-cell>
        </table:table-row>
        <table:table-row table:style-name="ro1">
          <table:table-cell office:value-type="float" office:value="0.38688" calcext:value-type="float">
            <text:p>0.38688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8213" calcext:value-type="float">
            <text:p>0.38213</text:p>
          </table:table-cell>
          <table:table-cell office:value-type="float" office:value="0.29926" calcext:value-type="float">
            <text:p>0.29926</text:p>
          </table:table-cell>
          <table:table-cell office:value-type="float" office:value="0.48055" calcext:value-type="float">
            <text:p>0.48055</text:p>
          </table:table-cell>
          <table:table-cell office:value-type="float" office:value="0.47767" calcext:value-type="float">
            <text:p>0.47767</text:p>
          </table:table-cell>
          <table:table-cell office:value-type="float" office:value="0.45382" calcext:value-type="float">
            <text:p>0.45382</text:p>
          </table:table-cell>
          <table:table-cell office:value-type="float" office:value="0.3275" calcext:value-type="float">
            <text:p>0.3275</text:p>
          </table:table-cell>
        </table:table-row>
        <table:table-row table:style-name="ro1">
          <table:table-cell office:value-type="float" office:value="0.38727" calcext:value-type="float">
            <text:p>0.38727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8226" calcext:value-type="float">
            <text:p>0.38226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48176" calcext:value-type="float">
            <text:p>0.48176</text:p>
          </table:table-cell>
          <table:table-cell office:value-type="float" office:value="0.47888" calcext:value-type="float">
            <text:p>0.47888</text:p>
          </table:table-cell>
          <table:table-cell office:value-type="float" office:value="0.45492" calcext:value-type="float">
            <text:p>0.45492</text:p>
          </table:table-cell>
          <table:table-cell office:value-type="float" office:value="0.32782" calcext:value-type="float">
            <text:p>0.32782</text:p>
          </table:table-cell>
        </table:table-row>
        <table:table-row table:style-name="ro1">
          <table:table-cell office:value-type="float" office:value="0.38749" calcext:value-type="float">
            <text:p>0.38749</text:p>
          </table:table-cell>
          <table:table-cell office:value-type="float" office:value="0.38939" calcext:value-type="float">
            <text:p>0.38939</text:p>
          </table:table-cell>
          <table:table-cell office:value-type="float" office:value="0.38234" calcext:value-type="float">
            <text:p>0.38234</text:p>
          </table:table-cell>
          <table:table-cell office:value-type="float" office:value="0.29927" calcext:value-type="float">
            <text:p>0.29927</text:p>
          </table:table-cell>
          <table:table-cell office:value-type="float" office:value="0.48248" calcext:value-type="float">
            <text:p>0.48248</text:p>
          </table:table-cell>
          <table:table-cell office:value-type="float" office:value="0.47961" calcext:value-type="float">
            <text:p>0.47961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32808" calcext:value-type="float">
            <text:p>0.32808</text:p>
          </table:table-cell>
        </table:table-row>
        <table:table-row table:style-name="ro1">
          <table:table-cell office:value-type="float" office:value="0.38761" calcext:value-type="float">
            <text:p>0.38761</text:p>
          </table:table-cell>
          <table:table-cell office:value-type="float" office:value="0.38949" calcext:value-type="float">
            <text:p>0.38949</text:p>
          </table:table-cell>
          <table:table-cell office:value-type="float" office:value="0.38238" calcext:value-type="float">
            <text:p>0.38238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4829" calcext:value-type="float">
            <text:p>0.4829</text:p>
          </table:table-cell>
          <table:table-cell office:value-type="float" office:value="0.48004" calcext:value-type="float">
            <text:p>0.48004</text:p>
          </table:table-cell>
          <table:table-cell office:value-type="float" office:value="0.45603" calcext:value-type="float">
            <text:p>0.45603</text:p>
          </table:table-cell>
          <table:table-cell office:value-type="float" office:value="0.32828" calcext:value-type="float">
            <text:p>0.32828</text:p>
          </table:table-cell>
        </table:table-row>
        <table:table-row table:style-name="ro1">
          <table:table-cell office:value-type="float" office:value="0.38767" calcext:value-type="float">
            <text:p>0.38767</text:p>
          </table:table-cell>
          <table:table-cell office:value-type="float" office:value="0.38955" calcext:value-type="float">
            <text:p>0.38955</text:p>
          </table:table-cell>
          <table:table-cell office:value-type="float" office:value="0.38241" calcext:value-type="float">
            <text:p>0.38241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0.48315" calcext:value-type="float">
            <text:p>0.48315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631" calcext:value-type="float">
            <text:p>0.45631</text:p>
          </table:table-cell>
          <table:table-cell office:value-type="float" office:value="0.32845" calcext:value-type="float">
            <text:p>0.32845</text:p>
          </table:table-cell>
        </table:table-row>
        <table:table-row table:style-name="ro1">
          <table:table-cell office:value-type="float" office:value="0.38769" calcext:value-type="float">
            <text:p>0.38769</text:p>
          </table:table-cell>
          <table:table-cell office:value-type="float" office:value="0.38958" calcext:value-type="float">
            <text:p>0.38958</text:p>
          </table:table-cell>
          <table:table-cell office:value-type="float" office:value="0.38242" calcext:value-type="float">
            <text:p>0.38242</text:p>
          </table:table-cell>
          <table:table-cell office:value-type="float" office:value="0.29934" calcext:value-type="float">
            <text:p>0.29934</text:p>
          </table:table-cell>
          <table:table-cell office:value-type="float" office:value="0.48329" calcext:value-type="float">
            <text:p>0.48329</text:p>
          </table:table-cell>
          <table:table-cell office:value-type="float" office:value="0.48046" calcext:value-type="float">
            <text:p>0.48046</text:p>
          </table:table-cell>
          <table:table-cell office:value-type="float" office:value="0.45648" calcext:value-type="float">
            <text:p>0.45648</text:p>
          </table:table-cell>
          <table:table-cell office:value-type="float" office:value="0.32858" calcext:value-type="float">
            <text:p>0.32858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38243" calcext:value-type="float">
            <text:p>0.38243</text:p>
          </table:table-cell>
          <table:table-cell office:value-type="float" office:value="0.29935" calcext:value-type="float">
            <text:p>0.29935</text:p>
          </table:table-cell>
          <table:table-cell office:value-type="float" office:value="0.48337" calcext:value-type="float">
            <text:p>0.48337</text:p>
          </table:table-cell>
          <table:table-cell office:value-type="float" office:value="0.48055" calcext:value-type="float">
            <text:p>0.48055</text:p>
          </table:table-cell>
          <table:table-cell office:value-type="float" office:value="0.45659" calcext:value-type="float">
            <text:p>0.45659</text:p>
          </table:table-cell>
          <table:table-cell office:value-type="float" office:value="0.32868" calcext:value-type="float">
            <text:p>0.32868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6" calcext:value-type="float">
            <text:p>0.29936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0.32875" calcext:value-type="float">
            <text:p>0.32875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48344" calcext:value-type="float">
            <text:p>0.48344</text:p>
          </table:table-cell>
          <table:table-cell office:value-type="float" office:value="0.48063" calcext:value-type="float">
            <text:p>0.48063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2882" calcext:value-type="float">
            <text:p>0.32882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48346" calcext:value-type="float">
            <text:p>0.48346</text:p>
          </table:table-cell>
          <table:table-cell office:value-type="float" office:value="0.48065" calcext:value-type="float">
            <text:p>0.48065</text:p>
          </table:table-cell>
          <table:table-cell office:value-type="float" office:value="0.45673" calcext:value-type="float">
            <text:p>0.45673</text:p>
          </table:table-cell>
          <table:table-cell office:value-type="float" office:value="0.32887" calcext:value-type="float">
            <text:p>0.32887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48346" calcext:value-type="float">
            <text:p>0.48346</text:p>
          </table:table-cell>
          <table:table-cell office:value-type="float" office:value="0.48065" calcext:value-type="float">
            <text:p>0.48065</text:p>
          </table:table-cell>
          <table:table-cell office:value-type="float" office:value="0.45675" calcext:value-type="float">
            <text:p>0.45675</text:p>
          </table:table-cell>
          <table:table-cell office:value-type="float" office:value="0.3289" calcext:value-type="float">
            <text:p>0.3289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48347" calcext:value-type="float">
            <text:p>0.48347</text:p>
          </table:table-cell>
          <table:table-cell office:value-type="float" office:value="0.48066" calcext:value-type="float">
            <text:p>0.48066</text:p>
          </table:table-cell>
          <table:table-cell office:value-type="float" office:value="0.45676" calcext:value-type="float">
            <text:p>0.45676</text:p>
          </table:table-cell>
          <table:table-cell office:value-type="float" office:value="0.32893" calcext:value-type="float">
            <text:p>0.32893</text:p>
          </table:table-cell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48347" calcext:value-type="float">
            <text:p>0.48347</text:p>
          </table:table-cell>
          <table:table-cell office:value-type="float" office:value="0.48066" calcext:value-type="float">
            <text:p>0.48066</text:p>
          </table:table-cell>
          <table:table-cell office:value-type="float" office:value="0.45677" calcext:value-type="float">
            <text:p>0.45677</text:p>
          </table:table-cell>
          <table:table-cell office:value-type="float" office:value="0.32896" calcext:value-type="float">
            <text:p>0.32896</text:p>
          </table:table-cell>
        </table:table-row>
      </table:table>
      <table:table table:name="E3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29457" calcext:value-type="float">
            <text:p>0.29457</text:p>
          </table:table-cell>
        </table:table-row>
        <table:table-row table:style-name="ro1">
          <table:table-cell office:value-type="float" office:value="0.2866" calcext:value-type="float">
            <text:p>0.2866</text:p>
          </table:table-cell>
          <table:table-cell office:value-type="float" office:value="0.29045" calcext:value-type="float">
            <text:p>0.29045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27964" calcext:value-type="float">
            <text:p>0.27964</text:p>
          </table:table-cell>
          <table:table-cell office:value-type="float" office:value="0.29374" calcext:value-type="float">
            <text:p>0.29374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0.30049" calcext:value-type="float">
            <text:p>0.30049</text:p>
          </table:table-cell>
          <table:table-cell office:value-type="float" office:value="0.28175" calcext:value-type="float">
            <text:p>0.28175</text:p>
          </table:table-cell>
        </table:table-row>
        <table:table-row table:style-name="ro1">
          <table:table-cell office:value-type="float" office:value="0.26147" calcext:value-type="float">
            <text:p>0.26147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29283" calcext:value-type="float">
            <text:p>0.29283</text:p>
          </table:table-cell>
          <table:table-cell office:value-type="float" office:value="0.27494" calcext:value-type="float">
            <text:p>0.27494</text:p>
          </table:table-cell>
          <table:table-cell office:value-type="float" office:value="0.29994" calcext:value-type="float">
            <text:p>0.29994</text:p>
          </table:table-cell>
          <table:table-cell office:value-type="float" office:value="0.30848" calcext:value-type="float">
            <text:p>0.30848</text:p>
          </table:table-cell>
          <table:table-cell office:value-type="float" office:value="0.31839" calcext:value-type="float">
            <text:p>0.31839</text:p>
          </table:table-cell>
          <table:table-cell office:value-type="float" office:value="0.28341" calcext:value-type="float">
            <text:p>0.28341</text:p>
          </table:table-cell>
        </table:table-row>
        <table:table-row table:style-name="ro1">
          <table:table-cell office:value-type="float" office:value="0.24355" calcext:value-type="float">
            <text:p>0.24355</text:p>
          </table:table-cell>
          <table:table-cell office:value-type="float" office:value="0.26092" calcext:value-type="float">
            <text:p>0.26092</text:p>
          </table:table-cell>
          <table:table-cell office:value-type="float" office:value="0.29098" calcext:value-type="float">
            <text:p>0.29098</text:p>
          </table:table-cell>
          <table:table-cell office:value-type="float" office:value="0.27492" calcext:value-type="float">
            <text:p>0.27492</text:p>
          </table:table-cell>
          <table:table-cell office:value-type="float" office:value="0.31917" calcext:value-type="float">
            <text:p>0.31917</text:p>
          </table:table-cell>
          <table:table-cell office:value-type="float" office:value="0.32954" calcext:value-type="float">
            <text:p>0.32954</text:p>
          </table:table-cell>
          <table:table-cell office:value-type="float" office:value="0.34035" calcext:value-type="float">
            <text:p>0.34035</text:p>
          </table:table-cell>
          <table:table-cell office:value-type="float" office:value="0.28983" calcext:value-type="float">
            <text:p>0.28983</text:p>
          </table:table-cell>
        </table:table-row>
        <table:table-row table:style-name="ro1">
          <table:table-cell office:value-type="float" office:value="0.23509" calcext:value-type="float">
            <text:p>0.23509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29014" calcext:value-type="float">
            <text:p>0.29014</text:p>
          </table:table-cell>
          <table:table-cell office:value-type="float" office:value="0.27612" calcext:value-type="float">
            <text:p>0.27612</text:p>
          </table:table-cell>
          <table:table-cell office:value-type="float" office:value="0.33964" calcext:value-type="float">
            <text:p>0.33964</text:p>
          </table:table-cell>
          <table:table-cell office:value-type="float" office:value="0.35004" calcext:value-type="float">
            <text:p>0.35004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.29613" calcext:value-type="float">
            <text:p>0.29613</text:p>
          </table:table-cell>
        </table:table-row>
        <table:table-row table:style-name="ro1">
          <table:table-cell office:value-type="float" office:value="0.23249" calcext:value-type="float">
            <text:p>0.23249</text:p>
          </table:table-cell>
          <table:table-cell office:value-type="float" office:value="0.25218" calcext:value-type="float">
            <text:p>0.25218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5581" calcext:value-type="float">
            <text:p>0.35581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324" calcext:value-type="float">
            <text:p>0.37324</text:p>
          </table:table-cell>
          <table:table-cell office:value-type="float" office:value="0.30119" calcext:value-type="float">
            <text:p>0.30119</text:p>
          </table:table-cell>
        </table:table-row>
        <table:table-row table:style-name="ro1">
          <table:table-cell office:value-type="float" office:value="0.23254" calcext:value-type="float">
            <text:p>0.23254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28998" calcext:value-type="float">
            <text:p>0.28998</text:p>
          </table:table-cell>
          <table:table-cell office:value-type="float" office:value="0.27846" calcext:value-type="float">
            <text:p>0.27846</text:p>
          </table:table-cell>
          <table:table-cell office:value-type="float" office:value="0.36697" calcext:value-type="float">
            <text:p>0.36697</text:p>
          </table:table-cell>
          <table:table-cell office:value-type="float" office:value="0.37682" calcext:value-type="float">
            <text:p>0.37682</text:p>
          </table:table-cell>
          <table:table-cell office:value-type="float" office:value="0.38297" calcext:value-type="float">
            <text:p>0.38297</text:p>
          </table:table-cell>
          <table:table-cell office:value-type="float" office:value="0.30497" calcext:value-type="float">
            <text:p>0.30497</text:p>
          </table:table-cell>
        </table:table-row>
        <table:table-row table:style-name="ro1">
          <table:table-cell office:value-type="float" office:value="0.23338" calcext:value-type="float">
            <text:p>0.23338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29012" calcext:value-type="float">
            <text:p>0.29012</text:p>
          </table:table-cell>
          <table:table-cell office:value-type="float" office:value="0.27923" calcext:value-type="float">
            <text:p>0.27923</text:p>
          </table:table-cell>
          <table:table-cell office:value-type="float" office:value="0.37411" calcext:value-type="float">
            <text:p>0.37411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8947" calcext:value-type="float">
            <text:p>0.38947</text:p>
          </table:table-cell>
          <table:table-cell office:value-type="float" office:value="0.30772" calcext:value-type="float">
            <text:p>0.30772</text:p>
          </table:table-cell>
        </table:table-row>
        <table:table-row table:style-name="ro1">
          <table:table-cell office:value-type="float" office:value="0.23417" calcext:value-type="float">
            <text:p>0.23417</text:p>
          </table:table-cell>
          <table:table-cell office:value-type="float" office:value="0.25271" calcext:value-type="float">
            <text:p>0.25271</text:p>
          </table:table-cell>
          <table:table-cell office:value-type="float" office:value="0.29027" calcext:value-type="float">
            <text:p>0.29027</text:p>
          </table:table-cell>
          <table:table-cell office:value-type="float" office:value="0.27976" calcext:value-type="float">
            <text:p>0.27976</text:p>
          </table:table-cell>
          <table:table-cell office:value-type="float" office:value="0.37844" calcext:value-type="float">
            <text:p>0.37844</text:p>
          </table:table-cell>
          <table:table-cell office:value-type="float" office:value="0.38838" calcext:value-type="float">
            <text:p>0.38838</text:p>
          </table:table-cell>
          <table:table-cell office:value-type="float" office:value="0.39373" calcext:value-type="float">
            <text:p>0.39373</text:p>
          </table:table-cell>
          <table:table-cell office:value-type="float" office:value="0.30971" calcext:value-type="float">
            <text:p>0.30971</text:p>
          </table:table-cell>
        </table:table-row>
        <table:table-row table:style-name="ro1">
          <table:table-cell office:value-type="float" office:value="0.23471" calcext:value-type="float">
            <text:p>0.23471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9038" calcext:value-type="float">
            <text:p>0.29038</text:p>
          </table:table-cell>
          <table:table-cell office:value-type="float" office:value="0.28012" calcext:value-type="float">
            <text:p>0.28012</text:p>
          </table:table-cell>
          <table:table-cell office:value-type="float" office:value="0.38099" calcext:value-type="float">
            <text:p>0.38099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648" calcext:value-type="float">
            <text:p>0.39648</text:p>
          </table:table-cell>
          <table:table-cell office:value-type="float" office:value="0.31114" calcext:value-type="float">
            <text:p>0.31114</text:p>
          </table:table-cell>
        </table:table-row>
        <table:table-row table:style-name="ro1">
          <table:table-cell office:value-type="float" office:value="0.23499" calcext:value-type="float">
            <text:p>0.23499</text:p>
          </table:table-cell>
          <table:table-cell office:value-type="float" office:value="0.25334" calcext:value-type="float">
            <text:p>0.25334</text:p>
          </table:table-cell>
          <table:table-cell office:value-type="float" office:value="0.29046" calcext:value-type="float">
            <text:p>0.29046</text:p>
          </table:table-cell>
          <table:table-cell office:value-type="float" office:value="0.28035" calcext:value-type="float">
            <text:p>0.28035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39269" calcext:value-type="float">
            <text:p>0.39269</text:p>
          </table:table-cell>
          <table:table-cell office:value-type="float" office:value="0.39825" calcext:value-type="float">
            <text:p>0.39825</text:p>
          </table:table-cell>
          <table:table-cell office:value-type="float" office:value="0.31219" calcext:value-type="float">
            <text:p>0.31219</text:p>
          </table:table-cell>
        </table:table-row>
        <table:table-row table:style-name="ro1">
          <table:table-cell office:value-type="float" office:value="0.23512" calcext:value-type="float">
            <text:p>0.23512</text:p>
          </table:table-cell>
          <table:table-cell office:value-type="float" office:value="0.25347" calcext:value-type="float">
            <text:p>0.25347</text:p>
          </table:table-cell>
          <table:table-cell office:value-type="float" office:value="0.29051" calcext:value-type="float">
            <text:p>0.29051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39939" calcext:value-type="float">
            <text:p>0.39939</text:p>
          </table:table-cell>
          <table:table-cell office:value-type="float" office:value="0.31297" calcext:value-type="float">
            <text:p>0.31297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9418" calcext:value-type="float">
            <text:p>0.39418</text:p>
          </table:table-cell>
          <table:table-cell office:value-type="float" office:value="0.40013" calcext:value-type="float">
            <text:p>0.40013</text:p>
          </table:table-cell>
          <table:table-cell office:value-type="float" office:value="0.31354" calcext:value-type="float">
            <text:p>0.31354</text:p>
          </table:table-cell>
        </table:table-row>
        <table:table-row table:style-name="ro1">
          <table:table-cell office:value-type="float" office:value="0.23517" calcext:value-type="float">
            <text:p>0.23517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9055" calcext:value-type="float">
            <text:p>0.29055</text:p>
          </table:table-cell>
          <table:table-cell office:value-type="float" office:value="0.28065" calcext:value-type="float">
            <text:p>0.28065</text:p>
          </table:table-cell>
          <table:table-cell office:value-type="float" office:value="0.38394" calcext:value-type="float">
            <text:p>0.38394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31398" calcext:value-type="float">
            <text:p>0.31398</text:p>
          </table:table-cell>
        </table:table-row>
        <table:table-row table:style-name="ro1">
          <table:table-cell office:value-type="float" office:value="0.23517" calcext:value-type="float">
            <text:p>0.23517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29056" calcext:value-type="float">
            <text:p>0.29056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0.38406" calcext:value-type="float">
            <text:p>0.38406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31431" calcext:value-type="float">
            <text:p>0.31431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1" calcext:value-type="float">
            <text:p>0.28071</text:p>
          </table:table-cell>
          <table:table-cell office:value-type="float" office:value="0.38412" calcext:value-type="float">
            <text:p>0.38412</text:p>
          </table:table-cell>
          <table:table-cell office:value-type="float" office:value="0.39477" calcext:value-type="float">
            <text:p>0.39477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31457" calcext:value-type="float">
            <text:p>0.31457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2" calcext:value-type="float">
            <text:p>0.28072</text:p>
          </table:table-cell>
          <table:table-cell office:value-type="float" office:value="0.38416" calcext:value-type="float">
            <text:p>0.38416</text:p>
          </table:table-cell>
          <table:table-cell office:value-type="float" office:value="0.39483" calcext:value-type="float">
            <text:p>0.39483</text:p>
          </table:table-cell>
          <table:table-cell office:value-type="float" office:value="0.40123" calcext:value-type="float">
            <text:p>0.40123</text:p>
          </table:table-cell>
          <table:table-cell office:value-type="float" office:value="0.31477" calcext:value-type="float">
            <text:p>0.31477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38417" calcext:value-type="float">
            <text:p>0.38417</text:p>
          </table:table-cell>
          <table:table-cell office:value-type="float" office:value="0.39486" calcext:value-type="float">
            <text:p>0.39486</text:p>
          </table:table-cell>
          <table:table-cell office:value-type="float" office:value="0.40132" calcext:value-type="float">
            <text:p>0.40132</text:p>
          </table:table-cell>
          <table:table-cell office:value-type="float" office:value="0.31493" calcext:value-type="float">
            <text:p>0.31493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4" calcext:value-type="float">
            <text:p>0.28074</text:p>
          </table:table-cell>
          <table:table-cell office:value-type="float" office:value="0.38418" calcext:value-type="float">
            <text:p>0.38418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40137" calcext:value-type="float">
            <text:p>0.40137</text:p>
          </table:table-cell>
          <table:table-cell office:value-type="float" office:value="0.31505" calcext:value-type="float">
            <text:p>0.31505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4" calcext:value-type="float">
            <text:p>0.28074</text:p>
          </table:table-cell>
          <table:table-cell office:value-type="float" office:value="0.38418" calcext:value-type="float">
            <text:p>0.38418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40141" calcext:value-type="float">
            <text:p>0.40141</text:p>
          </table:table-cell>
          <table:table-cell office:value-type="float" office:value="0.31515" calcext:value-type="float">
            <text:p>0.31515</text:p>
          </table:table-cell>
        </table:table-row>
        <table:table-row table:style-name="ro1">
          <table:table-cell office:value-type="float" office:value="0.23516" calcext:value-type="float">
            <text:p>0.23516</text:p>
          </table:table-cell>
          <table:table-cell office:value-type="float" office:value="0.25355" calcext:value-type="float">
            <text:p>0.25355</text:p>
          </table:table-cell>
          <table:table-cell office:value-type="float" office:value="0.29057" calcext:value-type="float">
            <text:p>0.29057</text:p>
          </table:table-cell>
          <table:table-cell office:value-type="float" office:value="0.28074" calcext:value-type="float">
            <text:p>0.28074</text:p>
          </table:table-cell>
          <table:table-cell office:value-type="float" office:value="0.38418" calcext:value-type="float">
            <text:p>0.38418</text:p>
          </table:table-cell>
          <table:table-cell office:value-type="float" office:value="0.39489" calcext:value-type="float">
            <text:p>0.39489</text:p>
          </table:table-cell>
          <table:table-cell office:value-type="float" office:value="0.40143" calcext:value-type="float">
            <text:p>0.40143</text:p>
          </table:table-cell>
          <table:table-cell office:value-type="float" office:value="0.31523" calcext:value-type="float">
            <text:p>0.31523</text:p>
          </table:table-cell>
        </table:table-row>
      </table:table>
      <table:table table:name="M1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1.3765" calcext:value-type="float">
            <text:p>1.3765</text:p>
          </table:table-cell>
          <table:table-cell office:value-type="float" office:value="1.3972" calcext:value-type="float">
            <text:p>1.3972</text:p>
          </table:table-cell>
          <table:table-cell office:value-type="float" office:value="1.4428" calcext:value-type="float">
            <text:p>1.4428</text:p>
          </table:table-cell>
          <table:table-cell office:value-type="float" office:value="1.5179" calcext:value-type="float">
            <text:p>1.5179</text:p>
          </table:table-cell>
          <table:table-cell office:value-type="float" office:value="2.3381" calcext:value-type="float">
            <text:p>2.3381</text:p>
          </table:table-cell>
          <table:table-cell office:value-type="float" office:value="2.3585" calcext:value-type="float">
            <text:p>2.3585</text:p>
          </table:table-cell>
          <table:table-cell office:value-type="float" office:value="2.3971" calcext:value-type="float">
            <text:p>2.3971</text:p>
          </table:table-cell>
          <table:table-cell office:value-type="float" office:value="2.4306" calcext:value-type="float">
            <text:p>2.4306</text:p>
          </table:table-cell>
        </table:table-row>
        <table:table-row table:style-name="ro1">
          <table:table-cell office:value-type="float" office:value="1.3109" calcext:value-type="float">
            <text:p>1.3109</text:p>
          </table:table-cell>
          <table:table-cell office:value-type="float" office:value="1.3505" calcext:value-type="float">
            <text:p>1.3505</text:p>
          </table:table-cell>
          <table:table-cell office:value-type="float" office:value="1.4408" calcext:value-type="float">
            <text:p>1.4408</text:p>
          </table:table-cell>
          <table:table-cell office:value-type="float" office:value="1.596" calcext:value-type="float">
            <text:p>1.596</text:p>
          </table:table-cell>
          <table:table-cell office:value-type="float" office:value="2.8797" calcext:value-type="float">
            <text:p>2.8797</text:p>
          </table:table-cell>
          <table:table-cell office:value-type="float" office:value="2.9252" calcext:value-type="float">
            <text:p>2.9252</text:p>
          </table:table-cell>
          <table:table-cell office:value-type="float" office:value="3.0112" calcext:value-type="float">
            <text:p>3.0112</text:p>
          </table:table-cell>
          <table:table-cell office:value-type="float" office:value="3.0702" calcext:value-type="float">
            <text:p>3.0702</text:p>
          </table:table-cell>
        </table:table-row>
        <table:table-row table:style-name="ro1">
          <table:table-cell office:value-type="float" office:value="1.2913" calcext:value-type="float">
            <text:p>1.2913</text:p>
          </table:table-cell>
          <table:table-cell office:value-type="float" office:value="1.3344" calcext:value-type="float">
            <text:p>1.3344</text:p>
          </table:table-cell>
          <table:table-cell office:value-type="float" office:value="1.4398" calcext:value-type="float">
            <text:p>1.4398</text:p>
          </table:table-cell>
          <table:table-cell office:value-type="float" office:value="1.6443" calcext:value-type="float">
            <text:p>1.6443</text:p>
          </table:table-cell>
          <table:table-cell office:value-type="float" office:value="3.2493" calcext:value-type="float">
            <text:p>3.2493</text:p>
          </table:table-cell>
          <table:table-cell office:value-type="float" office:value="3.311" calcext:value-type="float">
            <text:p>3.311</text:p>
          </table:table-cell>
          <table:table-cell office:value-type="float" office:value="3.4327" calcext:value-type="float">
            <text:p>3.4327</text:p>
          </table:table-cell>
          <table:table-cell office:value-type="float" office:value="3.5219" calcext:value-type="float">
            <text:p>3.5219</text:p>
          </table:table-cell>
        </table:table-row>
        <table:table-row table:style-name="ro1">
          <table:table-cell office:value-type="float" office:value="1.2951" calcext:value-type="float">
            <text:p>1.2951</text:p>
          </table:table-cell>
          <table:table-cell office:value-type="float" office:value="1.3352" calcext:value-type="float">
            <text:p>1.3352</text:p>
          </table:table-cell>
          <table:table-cell office:value-type="float" office:value="1.4407" calcext:value-type="float">
            <text:p>1.4407</text:p>
          </table:table-cell>
          <table:table-cell office:value-type="float" office:value="1.6732" calcext:value-type="float">
            <text:p>1.6732</text:p>
          </table:table-cell>
          <table:table-cell office:value-type="float" office:value="3.5003" calcext:value-type="float">
            <text:p>3.5003</text:p>
          </table:table-cell>
          <table:table-cell office:value-type="float" office:value="3.5729" calcext:value-type="float">
            <text:p>3.5729</text:p>
          </table:table-cell>
          <table:table-cell office:value-type="float" office:value="3.7239" calcext:value-type="float">
            <text:p>3.7239</text:p>
          </table:table-cell>
          <table:table-cell office:value-type="float" office:value="3.8565" calcext:value-type="float">
            <text:p>3.8565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1.3405" calcext:value-type="float">
            <text:p>1.3405</text:p>
          </table:table-cell>
          <table:table-cell office:value-type="float" office:value="1.4421" calcext:value-type="float">
            <text:p>1.4421</text:p>
          </table:table-cell>
          <table:table-cell office:value-type="float" office:value="1.6904" calcext:value-type="float">
            <text:p>1.6904</text:p>
          </table:table-cell>
          <table:table-cell office:value-type="float" office:value="3.6635" calcext:value-type="float">
            <text:p>3.6635</text:p>
          </table:table-cell>
          <table:table-cell office:value-type="float" office:value="3.7452" calcext:value-type="float">
            <text:p>3.7452</text:p>
          </table:table-cell>
          <table:table-cell office:value-type="float" office:value="3.9231" calcext:value-type="float">
            <text:p>3.9231</text:p>
          </table:table-cell>
          <table:table-cell office:value-type="float" office:value="4.111" calcext:value-type="float">
            <text:p>4.111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1.3453" calcext:value-type="float">
            <text:p>1.3453</text:p>
          </table:table-cell>
          <table:table-cell office:value-type="float" office:value="1.4433" calcext:value-type="float">
            <text:p>1.4433</text:p>
          </table:table-cell>
          <table:table-cell office:value-type="float" office:value="1.7004" calcext:value-type="float">
            <text:p>1.7004</text:p>
          </table:table-cell>
          <table:table-cell office:value-type="float" office:value="3.7646" calcext:value-type="float">
            <text:p>3.7646</text:p>
          </table:table-cell>
          <table:table-cell office:value-type="float" office:value="3.8545" calcext:value-type="float">
            <text:p>3.8545</text:p>
          </table:table-cell>
          <table:table-cell office:value-type="float" office:value="4.0577" calcext:value-type="float">
            <text:p>4.0577</text:p>
          </table:table-cell>
          <table:table-cell office:value-type="float" office:value="4.3077" calcext:value-type="float">
            <text:p>4.3077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1.3484" calcext:value-type="float">
            <text:p>1.3484</text:p>
          </table:table-cell>
          <table:table-cell office:value-type="float" office:value="1.444" calcext:value-type="float">
            <text:p>1.444</text:p>
          </table:table-cell>
          <table:table-cell office:value-type="float" office:value="1.7063" calcext:value-type="float">
            <text:p>1.7063</text:p>
          </table:table-cell>
          <table:table-cell office:value-type="float" office:value="3.8245" calcext:value-type="float">
            <text:p>3.8245</text:p>
          </table:table-cell>
          <table:table-cell office:value-type="float" office:value="3.9217" calcext:value-type="float">
            <text:p>3.9217</text:p>
          </table:table-cell>
          <table:table-cell office:value-type="float" office:value="4.1478" calcext:value-type="float">
            <text:p>4.1478</text:p>
          </table:table-cell>
          <table:table-cell office:value-type="float" office:value="4.4613" calcext:value-type="float">
            <text:p>4.4613</text:p>
          </table:table-cell>
        </table:table-row>
        <table:table-row table:style-name="ro1">
          <table:table-cell office:value-type="float" office:value="1.3168" calcext:value-type="float">
            <text:p>1.3168</text:p>
          </table:table-cell>
          <table:table-cell office:value-type="float" office:value="1.3499" calcext:value-type="float">
            <text:p>1.3499</text:p>
          </table:table-cell>
          <table:table-cell office:value-type="float" office:value="1.4444" calcext:value-type="float">
            <text:p>1.4444</text:p>
          </table:table-cell>
          <table:table-cell office:value-type="float" office:value="1.7097" calcext:value-type="float">
            <text:p>1.7097</text:p>
          </table:table-cell>
          <table:table-cell office:value-type="float" office:value="3.8586" calcext:value-type="float">
            <text:p>3.8586</text:p>
          </table:table-cell>
          <table:table-cell office:value-type="float" office:value="3.962" calcext:value-type="float">
            <text:p>3.962</text:p>
          </table:table-cell>
          <table:table-cell office:value-type="float" office:value="4.2077" calcext:value-type="float">
            <text:p>4.2077</text:p>
          </table:table-cell>
          <table:table-cell office:value-type="float" office:value="4.5822" calcext:value-type="float">
            <text:p>4.5822</text:p>
          </table:table-cell>
        </table:table-row>
        <table:table-row table:style-name="ro1">
          <table:table-cell office:value-type="float" office:value="1.3172" calcext:value-type="float">
            <text:p>1.3172</text:p>
          </table:table-cell>
          <table:table-cell office:value-type="float" office:value="1.3505" calcext:value-type="float">
            <text:p>1.3505</text:p>
          </table:table-cell>
          <table:table-cell office:value-type="float" office:value="1.4447" calcext:value-type="float">
            <text:p>1.4447</text:p>
          </table:table-cell>
          <table:table-cell office:value-type="float" office:value="1.7117" calcext:value-type="float">
            <text:p>1.7117</text:p>
          </table:table-cell>
          <table:table-cell office:value-type="float" office:value="3.8773" calcext:value-type="float">
            <text:p>3.8773</text:p>
          </table:table-cell>
          <table:table-cell office:value-type="float" office:value="3.9856" calcext:value-type="float">
            <text:p>3.9856</text:p>
          </table:table-cell>
          <table:table-cell office:value-type="float" office:value="4.2473" calcext:value-type="float">
            <text:p>4.2473</text:p>
          </table:table-cell>
          <table:table-cell office:value-type="float" office:value="4.678" calcext:value-type="float">
            <text:p>4.678</text:p>
          </table:table-cell>
        </table:table-row>
        <table:table-row table:style-name="ro1">
          <table:table-cell office:value-type="float" office:value="1.3172" calcext:value-type="float">
            <text:p>1.3172</text:p>
          </table:table-cell>
          <table:table-cell office:value-type="float" office:value="1.3507" calcext:value-type="float">
            <text:p>1.3507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28" calcext:value-type="float">
            <text:p>1.7128</text:p>
          </table:table-cell>
          <table:table-cell office:value-type="float" office:value="3.8872" calcext:value-type="float">
            <text:p>3.8872</text:p>
          </table:table-cell>
          <table:table-cell office:value-type="float" office:value="3.9991" calcext:value-type="float">
            <text:p>3.9991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7542" calcext:value-type="float">
            <text:p>4.7542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34" calcext:value-type="float">
            <text:p>1.7134</text:p>
          </table:table-cell>
          <table:table-cell office:value-type="float" office:value="3.8922" calcext:value-type="float">
            <text:p>3.8922</text:p>
          </table:table-cell>
          <table:table-cell office:value-type="float" office:value="4.0067" calcext:value-type="float">
            <text:p>4.0067</text:p>
          </table:table-cell>
          <table:table-cell office:value-type="float" office:value="4.2907" calcext:value-type="float">
            <text:p>4.2907</text:p>
          </table:table-cell>
          <table:table-cell office:value-type="float" office:value="4.8151" calcext:value-type="float">
            <text:p>4.8151</text:p>
          </table:table-cell>
        </table:table-row>
        <table:table-row table:style-name="ro1">
          <table:table-cell office:value-type="float" office:value="1.3169" calcext:value-type="float">
            <text:p>1.3169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38" calcext:value-type="float">
            <text:p>1.7138</text:p>
          </table:table-cell>
          <table:table-cell office:value-type="float" office:value="3.8947" calcext:value-type="float">
            <text:p>3.8947</text:p>
          </table:table-cell>
          <table:table-cell office:value-type="float" office:value="4.0109" calcext:value-type="float">
            <text:p>4.0109</text:p>
          </table:table-cell>
          <table:table-cell office:value-type="float" office:value="4.302" calcext:value-type="float">
            <text:p>4.302</text:p>
          </table:table-cell>
          <table:table-cell office:value-type="float" office:value="4.8638" calcext:value-type="float">
            <text:p>4.8638</text:p>
          </table:table-cell>
        </table:table-row>
        <table:table-row table:style-name="ro1">
          <table:table-cell office:value-type="float" office:value="1.3168" calcext:value-type="float">
            <text:p>1.3168</text:p>
          </table:table-cell>
          <table:table-cell office:value-type="float" office:value="1.3505" calcext:value-type="float">
            <text:p>1.3505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" calcext:value-type="float">
            <text:p>1.714</text:p>
          </table:table-cell>
          <table:table-cell office:value-type="float" office:value="3.8957" calcext:value-type="float">
            <text:p>3.8957</text:p>
          </table:table-cell>
          <table:table-cell office:value-type="float" office:value="4.0131" calcext:value-type="float">
            <text:p>4.0131</text:p>
          </table:table-cell>
          <table:table-cell office:value-type="float" office:value="4.3096" calcext:value-type="float">
            <text:p>4.3096</text:p>
          </table:table-cell>
          <table:table-cell office:value-type="float" office:value="4.903" calcext:value-type="float">
            <text:p>4.903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5" calcext:value-type="float">
            <text:p>1.3505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1" calcext:value-type="float">
            <text:p>1.7141</text:p>
          </table:table-cell>
          <table:table-cell office:value-type="float" office:value="3.8962" calcext:value-type="float">
            <text:p>3.8962</text:p>
          </table:table-cell>
          <table:table-cell office:value-type="float" office:value="4.0143" calcext:value-type="float">
            <text:p>4.0143</text:p>
          </table:table-cell>
          <table:table-cell office:value-type="float" office:value="4.3145" calcext:value-type="float">
            <text:p>4.3145</text:p>
          </table:table-cell>
          <table:table-cell office:value-type="float" office:value="4.9345" calcext:value-type="float">
            <text:p>4.9345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5" calcext:value-type="float">
            <text:p>1.3505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1" calcext:value-type="float">
            <text:p>1.7141</text:p>
          </table:table-cell>
          <table:table-cell office:value-type="float" office:value="3.8963" calcext:value-type="float">
            <text:p>3.8963</text:p>
          </table:table-cell>
          <table:table-cell office:value-type="float" office:value="4.0149" calcext:value-type="float">
            <text:p>4.0149</text:p>
          </table:table-cell>
          <table:table-cell office:value-type="float" office:value="4.3178" calcext:value-type="float">
            <text:p>4.3178</text:p>
          </table:table-cell>
          <table:table-cell office:value-type="float" office:value="4.9599" calcext:value-type="float">
            <text:p>4.9599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2" calcext:value-type="float">
            <text:p>1.7142</text:p>
          </table:table-cell>
          <table:table-cell office:value-type="float" office:value="3.8962" calcext:value-type="float">
            <text:p>3.8962</text:p>
          </table:table-cell>
          <table:table-cell office:value-type="float" office:value="4.0152" calcext:value-type="float">
            <text:p>4.0152</text:p>
          </table:table-cell>
          <table:table-cell office:value-type="float" office:value="4.32" calcext:value-type="float">
            <text:p>4.32</text:p>
          </table:table-cell>
          <table:table-cell office:value-type="float" office:value="4.9804" calcext:value-type="float">
            <text:p>4.9804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2" calcext:value-type="float">
            <text:p>1.7142</text:p>
          </table:table-cell>
          <table:table-cell office:value-type="float" office:value="3.8962" calcext:value-type="float">
            <text:p>3.8962</text:p>
          </table:table-cell>
          <table:table-cell office:value-type="float" office:value="4.0154" calcext:value-type="float">
            <text:p>4.0154</text:p>
          </table:table-cell>
          <table:table-cell office:value-type="float" office:value="4.3214" calcext:value-type="float">
            <text:p>4.3214</text:p>
          </table:table-cell>
          <table:table-cell office:value-type="float" office:value="4.9969" calcext:value-type="float">
            <text:p>4.9969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2" calcext:value-type="float">
            <text:p>1.7142</text:p>
          </table:table-cell>
          <table:table-cell office:value-type="float" office:value="3.8961" calcext:value-type="float">
            <text:p>3.8961</text:p>
          </table:table-cell>
          <table:table-cell office:value-type="float" office:value="4.0154" calcext:value-type="float">
            <text:p>4.0154</text:p>
          </table:table-cell>
          <table:table-cell office:value-type="float" office:value="4.3224" calcext:value-type="float">
            <text:p>4.3224</text:p>
          </table:table-cell>
          <table:table-cell office:value-type="float" office:value="5.0103" calcext:value-type="float">
            <text:p>5.0103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2" calcext:value-type="float">
            <text:p>1.7142</text:p>
          </table:table-cell>
          <table:table-cell office:value-type="float" office:value="3.8961" calcext:value-type="float">
            <text:p>3.8961</text:p>
          </table:table-cell>
          <table:table-cell office:value-type="float" office:value="4.0154" calcext:value-type="float">
            <text:p>4.0154</text:p>
          </table:table-cell>
          <table:table-cell office:value-type="float" office:value="4.3231" calcext:value-type="float">
            <text:p>4.3231</text:p>
          </table:table-cell>
          <table:table-cell office:value-type="float" office:value="5.0212" calcext:value-type="float">
            <text:p>5.0212</text:p>
          </table:table-cell>
        </table:table-row>
        <table:table-row table:style-name="ro1">
          <table:table-cell office:value-type="float" office:value="1.3167" calcext:value-type="float">
            <text:p>1.3167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142" calcext:value-type="float">
            <text:p>1.7142</text:p>
          </table:table-cell>
          <table:table-cell office:value-type="float" office:value="3.896" calcext:value-type="float">
            <text:p>3.896</text:p>
          </table:table-cell>
          <table:table-cell office:value-type="float" office:value="4.0154" calcext:value-type="float">
            <text:p>4.0154</text:p>
          </table:table-cell>
          <table:table-cell office:value-type="float" office:value="4.3235" calcext:value-type="float">
            <text:p>4.3235</text:p>
          </table:table-cell>
          <table:table-cell office:value-type="float" office:value="5.0299" calcext:value-type="float">
            <text:p>5.0299</text:p>
          </table:table-cell>
        </table:table-row>
      </table:table>
      <table:table table:name="M2" table:style-name="ta1">
        <table:table-column table:style-name="co1" table:number-columns-repeated="8" table:default-cell-style-name="Default"/>
        <table:table-row table:style-name="ro1">
          <table:table-cell table:number-columns-repeated="8" office:value-type="float" office:value="0.93464" calcext:value-type="float">
            <text:p>0.93464</text:p>
          </table:table-cell>
        </table:table-row>
        <table:table-row table:style-name="ro1">
          <table:table-cell office:value-type="float" office:value="0.67929" calcext:value-type="float">
            <text:p>0.67929</text:p>
          </table:table-cell>
          <table:table-cell office:value-type="float" office:value="0.73822" calcext:value-type="float">
            <text:p>0.73822</text:p>
          </table:table-cell>
          <table:table-cell office:value-type="float" office:value="0.87669" calcext:value-type="float">
            <text:p>0.87669</text:p>
          </table:table-cell>
          <table:table-cell office:value-type="float" office:value="1.147" calcext:value-type="float">
            <text:p>1.147</text:p>
          </table:table-cell>
          <table:table-cell office:value-type="float" office:value="0.84006" calcext:value-type="float">
            <text:p>0.84006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1.0394" calcext:value-type="float">
            <text:p>1.0394</text:p>
          </table:table-cell>
          <table:table-cell office:value-type="float" office:value="1.3026" calcext:value-type="float">
            <text:p>1.3026</text:p>
          </table:table-cell>
        </table:table-row>
        <table:table-row table:style-name="ro1">
          <table:table-cell office:value-type="float" office:value="0.63143" calcext:value-type="float">
            <text:p>0.63143</text:p>
          </table:table-cell>
          <table:table-cell office:value-type="float" office:value="0.69886" calcext:value-type="float">
            <text:p>0.69886</text:p>
          </table:table-cell>
          <table:table-cell office:value-type="float" office:value="0.86771" calcext:value-type="float">
            <text:p>0.86771</text:p>
          </table:table-cell>
          <table:table-cell office:value-type="float" office:value="1.2341" calcext:value-type="float">
            <text:p>1.2341</text:p>
          </table:table-cell>
          <table:table-cell office:value-type="float" office:value="0.99047" calcext:value-type="float">
            <text:p>0.99047</text:p>
          </table:table-cell>
          <table:table-cell office:value-type="float" office:value="1.0644" calcext:value-type="float">
            <text:p>1.0644</text:p>
          </table:table-cell>
          <table:table-cell office:value-type="float" office:value="1.2416" calcext:value-type="float">
            <text:p>1.2416</text:p>
          </table:table-cell>
          <table:table-cell office:value-type="float" office:value="1.5881" calcext:value-type="float">
            <text:p>1.5881</text:p>
          </table:table-cell>
        </table:table-row>
        <table:table-row table:style-name="ro1">
          <table:table-cell office:value-type="float" office:value="0.63467" calcext:value-type="float">
            <text:p>0.63467</text:p>
          </table:table-cell>
          <table:table-cell office:value-type="float" office:value="0.69836" calcext:value-type="float">
            <text:p>0.69836</text:p>
          </table:table-cell>
          <table:table-cell office:value-type="float" office:value="0.86851" calcext:value-type="float">
            <text:p>0.86851</text:p>
          </table:table-cell>
          <table:table-cell office:value-type="float" office:value="1.2781" calcext:value-type="float">
            <text:p>1.2781</text:p>
          </table:table-cell>
          <table:table-cell office:value-type="float" office:value="1.1272" calcext:value-type="float">
            <text:p>1.1272</text:p>
          </table:table-cell>
          <table:table-cell office:value-type="float" office:value="1.2055" calcext:value-type="float">
            <text:p>1.2055</text:p>
          </table:table-cell>
          <table:table-cell office:value-type="float" office:value="1.3997" calcext:value-type="float">
            <text:p>1.3997</text:p>
          </table:table-cell>
          <table:table-cell office:value-type="float" office:value="1.7936" calcext:value-type="float">
            <text:p>1.7936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70572" calcext:value-type="float">
            <text:p>0.70572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1.3022" calcext:value-type="float">
            <text:p>1.3022</text:p>
          </table:table-cell>
          <table:table-cell office:value-type="float" office:value="1.2116" calcext:value-type="float">
            <text:p>1.2116</text:p>
          </table:table-cell>
          <table:table-cell office:value-type="float" office:value="1.2945" calcext:value-type="float">
            <text:p>1.2945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9424" calcext:value-type="float">
            <text:p>1.9424</text:p>
          </table:table-cell>
        </table:table-row>
        <table:table-row table:style-name="ro1">
          <table:table-cell office:value-type="float" office:value="0.65727" calcext:value-type="float">
            <text:p>0.65727</text:p>
          </table:table-cell>
          <table:table-cell office:value-type="float" office:value="0.71259" calcext:value-type="float">
            <text:p>0.71259</text:p>
          </table:table-cell>
          <table:table-cell office:value-type="float" office:value="0.87255" calcext:value-type="float">
            <text:p>0.87255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2558" calcext:value-type="float">
            <text:p>1.2558</text:p>
          </table:table-cell>
          <table:table-cell office:value-type="float" office:value="1.344" calcext:value-type="float">
            <text:p>1.344</text:p>
          </table:table-cell>
          <table:table-cell office:value-type="float" office:value="1.5703" calcext:value-type="float">
            <text:p>1.5703</text:p>
          </table:table-cell>
          <table:table-cell office:value-type="float" office:value="2.0517" calcext:value-type="float">
            <text:p>2.0517</text:p>
          </table:table-cell>
        </table:table-row>
        <table:table-row table:style-name="ro1">
          <table:table-cell office:value-type="float" office:value="0.66339" calcext:value-type="float">
            <text:p>0.66339</text:p>
          </table:table-cell>
          <table:table-cell office:value-type="float" office:value="0.7171" calcext:value-type="float">
            <text:p>0.7171</text:p>
          </table:table-cell>
          <table:table-cell office:value-type="float" office:value="0.87376" calcext:value-type="float">
            <text:p>0.87376</text:p>
          </table:table-cell>
          <table:table-cell office:value-type="float" office:value="1.3235" calcext:value-type="float">
            <text:p>1.3235</text:p>
          </table:table-cell>
          <table:table-cell office:value-type="float" office:value="1.2765" calcext:value-type="float">
            <text:p>1.2765</text:p>
          </table:table-cell>
          <table:table-cell office:value-type="float" office:value="1.3697" calcext:value-type="float">
            <text:p>1.3697</text:p>
          </table:table-cell>
          <table:table-cell office:value-type="float" office:value="1.6105" calcext:value-type="float">
            <text:p>1.6105</text:p>
          </table:table-cell>
          <table:table-cell office:value-type="float" office:value="2.1335" calcext:value-type="float">
            <text:p>2.1335</text:p>
          </table:table-cell>
        </table:table-row>
        <table:table-row table:style-name="ro1">
          <table:table-cell office:value-type="float" office:value="0.66621" calcext:value-type="float">
            <text:p>0.66621</text:p>
          </table:table-cell>
          <table:table-cell office:value-type="float" office:value="0.71949" calcext:value-type="float">
            <text:p>0.71949</text:p>
          </table:table-cell>
          <table:table-cell office:value-type="float" office:value="0.87447" calcext:value-type="float">
            <text:p>0.87447</text:p>
          </table:table-cell>
          <table:table-cell office:value-type="float" office:value="1.328" calcext:value-type="float">
            <text:p>1.328</text:p>
          </table:table-cell>
          <table:table-cell office:value-type="float" office:value="1.2855" calcext:value-type="float">
            <text:p>1.2855</text:p>
          </table:table-cell>
          <table:table-cell office:value-type="float" office:value="1.3826" calcext:value-type="float">
            <text:p>1.3826</text:p>
          </table:table-cell>
          <table:table-cell office:value-type="float" office:value="1.6352" calcext:value-type="float">
            <text:p>1.6352</text:p>
          </table:table-cell>
          <table:table-cell office:value-type="float" office:value="2.1958" calcext:value-type="float">
            <text:p>2.1958</text:p>
          </table:table-cell>
        </table:table-row>
        <table:table-row table:style-name="ro1">
          <table:table-cell office:value-type="float" office:value="0.66714" calcext:value-type="float">
            <text:p>0.66714</text:p>
          </table:table-cell>
          <table:table-cell office:value-type="float" office:value="0.72053" calcext:value-type="float">
            <text:p>0.72053</text:p>
          </table:table-cell>
          <table:table-cell office:value-type="float" office:value="0.87484" calcext:value-type="float">
            <text:p>0.87484</text:p>
          </table:table-cell>
          <table:table-cell office:value-type="float" office:value="1.3305" calcext:value-type="float">
            <text:p>1.3305</text:p>
          </table:table-cell>
          <table:table-cell office:value-type="float" office:value="1.2892" calcext:value-type="float">
            <text:p>1.2892</text:p>
          </table:table-cell>
          <table:table-cell office:value-type="float" office:value="1.389" calcext:value-type="float">
            <text:p>1.389</text:p>
          </table:table-cell>
          <table:table-cell office:value-type="float" office:value="1.6505" calcext:value-type="float">
            <text:p>1.6505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0.66723" calcext:value-type="float">
            <text:p>0.66723</text:p>
          </table:table-cell>
          <table:table-cell office:value-type="float" office:value="0.72085" calcext:value-type="float">
            <text:p>0.72085</text:p>
          </table:table-cell>
          <table:table-cell office:value-type="float" office:value="0.87502" calcext:value-type="float">
            <text:p>0.87502</text:p>
          </table:table-cell>
          <table:table-cell office:value-type="float" office:value="1.332" calcext:value-type="float">
            <text:p>1.332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3921" calcext:value-type="float">
            <text:p>1.3921</text:p>
          </table:table-cell>
          <table:table-cell office:value-type="float" office:value="1.6602" calcext:value-type="float">
            <text:p>1.6602</text:p>
          </table:table-cell>
          <table:table-cell office:value-type="float" office:value="2.2816" calcext:value-type="float">
            <text:p>2.2816</text:p>
          </table:table-cell>
        </table:table-row>
        <table:table-row table:style-name="ro1">
          <table:table-cell office:value-type="float" office:value="0.66706" calcext:value-type="float">
            <text:p>0.66706</text:p>
          </table:table-cell>
          <table:table-cell office:value-type="float" office:value="0.72088" calcext:value-type="float">
            <text:p>0.72088</text:p>
          </table:table-cell>
          <table:table-cell office:value-type="float" office:value="0.87509" calcext:value-type="float">
            <text:p>0.87509</text:p>
          </table:table-cell>
          <table:table-cell office:value-type="float" office:value="1.3329" calcext:value-type="float">
            <text:p>1.3329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3937" calcext:value-type="float">
            <text:p>1.3937</text:p>
          </table:table-cell>
          <table:table-cell office:value-type="float" office:value="1.6664" calcext:value-type="float">
            <text:p>1.6664</text:p>
          </table:table-cell>
          <table:table-cell office:value-type="float" office:value="2.3114" calcext:value-type="float">
            <text:p>2.3114</text:p>
          </table:table-cell>
        </table:table-row>
        <table:table-row table:style-name="ro1">
          <table:table-cell office:value-type="float" office:value="0.66688" calcext:value-type="float">
            <text:p>0.66688</text:p>
          </table:table-cell>
          <table:table-cell office:value-type="float" office:value="0.72082" calcext:value-type="float">
            <text:p>0.72082</text:p>
          </table:table-cell>
          <table:table-cell office:value-type="float" office:value="0.87512" calcext:value-type="float">
            <text:p>0.87512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291" calcext:value-type="float">
            <text:p>1.291</text:p>
          </table:table-cell>
          <table:table-cell office:value-type="float" office:value="1.3944" calcext:value-type="float">
            <text:p>1.3944</text:p>
          </table:table-cell>
          <table:table-cell office:value-type="float" office:value="1.6704" calcext:value-type="float">
            <text:p>1.6704</text:p>
          </table:table-cell>
          <table:table-cell office:value-type="float" office:value="2.335" calcext:value-type="float">
            <text:p>2.335</text:p>
          </table:table-cell>
        </table:table-row>
        <table:table-row table:style-name="ro1">
          <table:table-cell office:value-type="float" office:value="0.66676" calcext:value-type="float">
            <text:p>0.66676</text:p>
          </table:table-cell>
          <table:table-cell office:value-type="float" office:value="0.72075" calcext:value-type="float">
            <text:p>0.72075</text:p>
          </table:table-cell>
          <table:table-cell office:value-type="float" office:value="0.87512" calcext:value-type="float">
            <text:p>0.87512</text:p>
          </table:table-cell>
          <table:table-cell office:value-type="float" office:value="1.3336" calcext:value-type="float">
            <text:p>1.3336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3947" calcext:value-type="float">
            <text:p>1.3947</text:p>
          </table:table-cell>
          <table:table-cell office:value-type="float" office:value="1.673" calcext:value-type="float">
            <text:p>1.673</text:p>
          </table:table-cell>
          <table:table-cell office:value-type="float" office:value="2.3539" calcext:value-type="float">
            <text:p>2.3539</text:p>
          </table:table-cell>
        </table:table-row>
        <table:table-row table:style-name="ro1">
          <table:table-cell office:value-type="float" office:value="0.6667" calcext:value-type="float">
            <text:p>0.6667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7512" calcext:value-type="float">
            <text:p>0.87512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949" calcext:value-type="float">
            <text:p>1.3949</text:p>
          </table:table-cell>
          <table:table-cell office:value-type="float" office:value="1.6748" calcext:value-type="float">
            <text:p>1.6748</text:p>
          </table:table-cell>
          <table:table-cell office:value-type="float" office:value="2.3691" calcext:value-type="float">
            <text:p>2.3691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7" calcext:value-type="float">
            <text:p>0.72067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2907" calcext:value-type="float">
            <text:p>1.2907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59" calcext:value-type="float">
            <text:p>1.6759</text:p>
          </table:table-cell>
          <table:table-cell office:value-type="float" office:value="2.3813" calcext:value-type="float">
            <text:p>2.3813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6" calcext:value-type="float">
            <text:p>1.2906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67" calcext:value-type="float">
            <text:p>1.6767</text:p>
          </table:table-cell>
          <table:table-cell office:value-type="float" office:value="2.3911" calcext:value-type="float">
            <text:p>2.3911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5" calcext:value-type="float">
            <text:p>0.72065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6" calcext:value-type="float">
            <text:p>1.2906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72" calcext:value-type="float">
            <text:p>1.6772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5" calcext:value-type="float">
            <text:p>0.72065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76" calcext:value-type="float">
            <text:p>1.6776</text:p>
          </table:table-cell>
          <table:table-cell office:value-type="float" office:value="2.4055" calcext:value-type="float">
            <text:p>2.4055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5" calcext:value-type="float">
            <text:p>0.72065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395" calcext:value-type="float">
            <text:p>1.395</text:p>
          </table:table-cell>
          <table:table-cell office:value-type="float" office:value="1.6778" calcext:value-type="float">
            <text:p>1.6778</text:p>
          </table:table-cell>
          <table:table-cell office:value-type="float" office:value="2.4106" calcext:value-type="float">
            <text:p>2.4106</text:p>
          </table:table-cell>
        </table:table-row>
        <table:table-row table:style-name="ro1">
          <table:table-cell office:value-type="float" office:value="0.66667" calcext:value-type="float">
            <text:p>0.66667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3949" calcext:value-type="float">
            <text:p>1.3949</text:p>
          </table:table-cell>
          <table:table-cell office:value-type="float" office:value="1.6779" calcext:value-type="float">
            <text:p>1.6779</text:p>
          </table:table-cell>
          <table:table-cell office:value-type="float" office:value="2.4148" calcext:value-type="float">
            <text:p>2.4148</text:p>
          </table:table-cell>
        </table:table-row>
        <table:table-row table:style-name="ro1">
          <table:table-cell office:value-type="float" office:value="0.66668" calcext:value-type="float">
            <text:p>0.66668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87511" calcext:value-type="float">
            <text:p>0.87511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2905" calcext:value-type="float">
            <text:p>1.2905</text:p>
          </table:table-cell>
          <table:table-cell office:value-type="float" office:value="1.3949" calcext:value-type="float">
            <text:p>1.3949</text:p>
          </table:table-cell>
          <table:table-cell office:value-type="float" office:value="1.678" calcext:value-type="float">
            <text:p>1.678</text:p>
          </table:table-cell>
          <table:table-cell office:value-type="float" office:value="2.4182" calcext:value-type="float">
            <text:p>2.4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0:06:09.834992063</meta:creation-date>
    <dc:date>2018-06-24T21:33:17.266901275</dc:date>
    <meta:editing-duration>PT32M52S</meta:editing-duration>
    <meta:editing-cycles>2</meta:editing-cycles>
    <meta:generator>LibreOffice/5.1.6.2$Linux_X86_64 LibreOffice_project/10m0$Build-2</meta:generator>
    <meta:document-statistic meta:table-count="8" meta:cell-count="1344" meta:object-count="0"/>
  </office:meta>
</office:document-meta>
</file>